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559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5fca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655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880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65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d34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47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c75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755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c06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07f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cb3f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cfc9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ca4b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a20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92b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71f0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b39f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c9c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e513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e8c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c1ed7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c221f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4d04609" officeooo:paragraph-rsid="3add34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4d04609" officeooo:paragraph-rsid="3b4c1f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cf1e37" officeooo:paragraph-rsid="39e8c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eeccec" officeooo:paragraph-rsid="39e8c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2d9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301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3d9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3de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3f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47e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a482c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bc32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0ecc81" officeooo:paragraph-rsid="3a13f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76a4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771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6a0b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6b43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6b8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846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8a1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a7c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9fd5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a01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9c09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8f4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90e7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9b0f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1a9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ae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7ca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92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2a5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63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b85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de9f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b098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e9a6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fe1c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dd3fa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dce9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eb3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ece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ed9b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ed7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ae0ab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2a72cde" officeooo:paragraph-rsid="3b1515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6057e" officeooo:paragraph-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529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54d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6807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c8f1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26a6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d9b8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f04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eb3a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e56e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da3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e07c7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da03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e1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e3b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e4e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ea6a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014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fa18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fcd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fe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06d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0a4c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1536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18e7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dcb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773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8823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93a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9486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791b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99c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b457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c0ed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c79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a469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97f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d412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a009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989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ab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dc8f1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db9c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e1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officeooo:paragraph-rsid="3be3b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c8f1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c1d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bfb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ac1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be2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cadc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ab3ad8" officeooo:paragraph-rsid="3dcb8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2f686" officeooo:paragraph-rsid="3dc466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2f686" officeooo:paragraph-rsid="3dc5f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3de96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3c221f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3c18c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3c18e7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276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ecaf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f43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29c9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949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9f4a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a0a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68b0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3d90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3e70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43c6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4b8f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68ed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c545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063f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083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0906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0b8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2a5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2f8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106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9a0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a2b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967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a2d4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94a4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2c55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5802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5b2c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5eab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641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6a1d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751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7ef4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92e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825f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8d9c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6cd7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66b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800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2c33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2c7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a7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cf1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e00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613d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4bf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673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68d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3c96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7d2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76b4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722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7b3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32f2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882c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276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ac6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ad0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d020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b44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c29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cbb9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ddda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e089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e1c0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f29c3" officeooo:paragraph-rsid="3cb799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e8c05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54d30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5ca5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66a6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6af5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81fd9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b77344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8a1de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8b8b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905e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9f403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a1b1a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b23c0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b5ed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b81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b45b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a795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a8fec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eab0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6d00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eb1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ecaf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f433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f20e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f1ca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a9d1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961c4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98648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9a07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2d0f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6eac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79fb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366b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3453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d020e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b4d0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b9dcd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bd4e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bd96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c90e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d125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cbb9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ddda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e089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e1c0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ce20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d1f4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e7a5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ddda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d9cf8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f9ad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fdf9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276e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d0449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3fb0b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6316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40f0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422b09" officeooo:paragraph-rsid="3c5b3b1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422b09" officeooo:paragraph-rsid="3c43c6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422b09" officeooo:paragraph-rsid="3c4588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5fca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aa5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ca3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02b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2d9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13f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18fa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3d9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3de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3f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a482c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f1e37" officeooo:paragraph-rsid="39e513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f1e37" officeooo:paragraph-rsid="39e8c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f1e37" officeooo:paragraph-rsid="3a555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f1e37" officeooo:paragraph-rsid="39e9aa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f1e37" officeooo:paragraph-rsid="39f259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a72cde" officeooo:paragraph-rsid="3ae0ab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1515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c2543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26cf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607d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47a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6023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83ce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587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4991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9ce07" officeooo:paragraph-rsid="3b83ce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9ce07" officeooo:paragraph-rsid="3b39d3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9ce07" officeooo:paragraph-rsid="3b59f0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9ce07" officeooo:paragraph-rsid="3b594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9ce07" officeooo:paragraph-rsid="3b587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9ce07" officeooo:paragraph-rsid="3b4991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7d32f" officeooo:paragraph-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7d32f" officeooo:paragraph-rsid="3b298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7d32f" officeooo:paragraph-rsid="3b49c6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7d32f" officeooo:paragraph-rsid="3b587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7d32f" officeooo:paragraph-rsid="3b4c1f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7d32f" officeooo:paragraph-rsid="3b529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1cbe7" officeooo:paragraph-rsid="3b529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1cbe7" officeooo:paragraph-rsid="3b51c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96bd37" officeooo:paragraph-rsid="3ea1b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officeooo:paragraph-rsid="3bcfa1f7"/>
    </style:style>
    <style:style style:name="P301" style:family="paragraph" style:parent-style-name="Standard" style:list-style-name="L1">
      <style:text-properties fo:color="#333333" style:font-name="Liberation Serif" fo:font-weight="bold" officeooo:paragraph-rsid="3db9ca79" style:font-name-asian="Liberation Serif" style:font-weight-asian="bold" style:font-weight-complex="bold"/>
    </style:style>
    <style:style style:name="P3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9551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cb2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47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3ad546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e42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db90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dea9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e015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f3e3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e0dc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de15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e0233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e0b5a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e1c4b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7d32f" officeooo:paragraph-rsid="3c238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3c238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3c195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3c22e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961c4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76efd" officeooo:paragraph-rsid="3cc90e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13f5db" officeooo:paragraph-rsid="3a14e4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officeooo:paragraph-rsid="3c2543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officeooo:paragraph-rsid="3e0b5a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officeooo:paragraph-rsid="3e166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officeooo:paragraph-rsid="3e262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officeooo:paragraph-rsid="3e2ab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font-name="Liberation Serif" officeooo:paragraph-rsid="3e216c22" style:font-name-asian="標楷體1"/>
    </style:style>
    <style:style style:name="T1" style:family="text">
      <style:text-properties style:font-name="標楷體1"/>
    </style:style>
    <style:style style:name="T2" style:family="text">
      <style:text-properties style:font-name="標楷體1" style:text-underline-style="solid" style:text-underline-width="auto" style:text-underline-color="font-color" officeooo:rsid="0a7edee9"/>
    </style:style>
    <style:style style:name="T3" style:family="text">
      <style:text-properties style:font-name="標楷體1" style:text-underline-style="solid" style:text-underline-width="auto" style:text-underline-color="font-color" officeooo:rsid="141cb316"/>
    </style:style>
    <style:style style:name="T4" style:family="text">
      <style:text-properties style:font-name="標楷體1" style:text-underline-style="solid" style:text-underline-width="auto" style:text-underline-color="font-color" officeooo:rsid="0a6128ae"/>
    </style:style>
    <style:style style:name="T5" style:family="text">
      <style:text-properties style:font-name="標楷體1" style:text-underline-style="solid" style:text-underline-width="auto" style:text-underline-color="font-color" officeooo:rsid="0c2a20a1" style:font-name-complex="Liberation Serif1"/>
    </style:style>
    <style:style style:name="T6" style:family="text">
      <style:text-properties style:font-name="標楷體1" style:text-underline-style="solid" style:text-underline-width="auto" style:text-underline-color="font-color" officeooo:rsid="0a6128ae" style:font-name-complex="Liberation Serif1"/>
    </style:style>
    <style:style style:name="T7" style:family="text">
      <style:text-properties style:font-name="標楷體1" style:text-underline-style="solid" style:text-underline-width="auto" style:text-underline-color="font-color" officeooo:rsid="2c0ecc81" style:font-name-asian="標楷體1"/>
    </style:style>
    <style:style style:name="T8" style:family="text">
      <style:text-properties style:font-name="標楷體1" style:text-underline-style="solid" style:text-underline-width="auto" style:text-underline-color="font-color" officeooo:rsid="3635de3b" style:font-name-asian="標楷體1"/>
    </style:style>
    <style:style style:name="T9" style:family="text">
      <style:text-properties style:font-name="標楷體1" officeooo:rsid="0a7edee9"/>
    </style:style>
    <style:style style:name="T10" style:family="text">
      <style:text-properties style:font-name="標楷體1" officeooo:rsid="39c9b07d"/>
    </style:style>
    <style:style style:name="T11" style:family="text">
      <style:text-properties style:font-name="標楷體1" officeooo:rsid="39c9c5a2"/>
    </style:style>
    <style:style style:name="T12" style:family="text">
      <style:text-properties style:font-name="標楷體1" officeooo:rsid="39cf1e37"/>
    </style:style>
    <style:style style:name="T13" style:family="text">
      <style:text-properties style:font-name="標楷體1" officeooo:rsid="39cf27b6"/>
    </style:style>
    <style:style style:name="T14" style:family="text">
      <style:text-properties style:font-name="標楷體1" officeooo:rsid="39e8c052"/>
    </style:style>
    <style:style style:name="T15" style:family="text">
      <style:text-properties style:font-name="標楷體1" officeooo:rsid="0a6128ae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3aeceb2f" style:font-name-asian="標楷體1"/>
    </style:style>
    <style:style style:name="T18" style:family="text">
      <style:text-properties style:font-name="標楷體1" officeooo:rsid="3b11b472" style:font-name-asian="標楷體1"/>
    </style:style>
    <style:style style:name="T19" style:family="text">
      <style:text-properties style:font-name="標楷體1" officeooo:rsid="3b1515d6" style:font-name-asian="標楷體1"/>
    </style:style>
    <style:style style:name="T20" style:family="text">
      <style:text-properties style:font-name="標楷體1" officeooo:rsid="3b1947ac" style:font-name-asian="標楷體1"/>
    </style:style>
    <style:style style:name="T21" style:family="text">
      <style:text-properties style:font-name="標楷體1" officeooo:rsid="3b29ce07" style:font-name-asian="標楷體1"/>
    </style:style>
    <style:style style:name="T22" style:family="text">
      <style:text-properties style:font-name="標楷體1" officeooo:rsid="14d04609" style:font-name-asian="標楷體1"/>
    </style:style>
    <style:style style:name="T23" style:family="text">
      <style:text-properties style:font-name="標楷體1" officeooo:rsid="3b4c1f88" style:font-name-asian="標楷體1"/>
    </style:style>
    <style:style style:name="T24" style:family="text">
      <style:text-properties style:font-name="標楷體1" officeooo:rsid="20c4ddfb" style:font-name-asian="標楷體1"/>
    </style:style>
    <style:style style:name="T25" style:family="text">
      <style:text-properties style:font-name="標楷體1" officeooo:rsid="2e2d83da" style:font-name-asian="標楷體1"/>
    </style:style>
    <style:style style:name="T26" style:family="text">
      <style:text-properties style:font-name="標楷體1" officeooo:rsid="2c0ecc81" style:font-name-asian="標楷體1"/>
    </style:style>
    <style:style style:name="T27" style:family="text">
      <style:text-properties style:font-name="標楷體1" officeooo:rsid="3c30665a" style:font-name-asian="標楷體1"/>
    </style:style>
    <style:style style:name="T28" style:family="text">
      <style:text-properties style:font-name="標楷體1" officeooo:rsid="3c2f29c3" style:font-name-asian="標楷體1"/>
    </style:style>
    <style:style style:name="T29" style:family="text">
      <style:text-properties style:font-name="標楷體1" officeooo:rsid="3c3fb0bc" style:font-name-asian="標楷體1"/>
    </style:style>
    <style:style style:name="T30" style:family="text">
      <style:text-properties style:font-name="標楷體1" officeooo:rsid="0a7edee9" style:font-name-asian="標楷體1"/>
    </style:style>
    <style:style style:name="T31" style:family="text">
      <style:text-properties style:font-name="標楷體1" officeooo:rsid="3c40f076" style:font-name-asian="標楷體1"/>
    </style:style>
    <style:style style:name="T32" style:family="text">
      <style:text-properties style:font-name="標楷體1" officeooo:rsid="3cd8293d" style:font-name-asian="標楷體1"/>
    </style:style>
    <style:style style:name="T33" style:family="text">
      <style:text-properties style:font-name="標楷體1" officeooo:rsid="3b550152" style:font-name-asian="標楷體1"/>
    </style:style>
    <style:style style:name="T34" style:family="text">
      <style:text-properties style:font-name="標楷體1" officeooo:rsid="3b27d32f" style:font-name-asian="標楷體1"/>
    </style:style>
    <style:style style:name="T35" style:family="text">
      <style:text-properties style:font-name="標楷體1" officeooo:rsid="3e96bd37" style:font-name-asian="標楷體1"/>
    </style:style>
    <style:style style:name="T36" style:family="text">
      <style:text-properties style:font-name="標楷體1" officeooo:rsid="3eab0dc8" style:font-name-asian="標楷體1"/>
    </style:style>
    <style:style style:name="T37" style:family="text">
      <style:text-properties style:font-name="標楷體1" officeooo:rsid="3b1515d6"/>
    </style:style>
    <style:style style:name="T38" style:family="text">
      <style:text-properties style:font-name="標楷體1" officeooo:rsid="2e2d83da" style:font-style-complex="normal"/>
    </style:style>
    <style:style style:name="T39" style:family="text">
      <style:text-properties style:font-name="標楷體1" officeooo:rsid="0c2a20a1" style:font-name-complex="Liberation Serif1"/>
    </style:style>
    <style:style style:name="T40" style:family="text">
      <style:text-properties style:font-name="標楷體1" officeooo:rsid="0a6128ae" style:font-name-complex="Liberation Serif1"/>
    </style:style>
    <style:style style:name="T41" style:family="text">
      <style:text-properties style:font-name="標楷體1" officeooo:rsid="0e662a0f" style:font-name-complex="Liberation Serif1"/>
    </style:style>
    <style:style style:name="T42" style:family="text">
      <style:text-properties style:font-name="標楷體1" officeooo:rsid="39539246" style:font-name-complex="Liberation Serif1"/>
    </style:style>
    <style:style style:name="T43" style:family="text">
      <style:text-properties style:font-name="標楷體1" officeooo:rsid="0880e60f"/>
    </style:style>
    <style:style style:name="T44" style:family="text">
      <style:text-properties style:font-name="標楷體1" officeooo:rsid="1f9386ea"/>
    </style:style>
    <style:style style:name="T45" style:family="text">
      <style:text-properties style:font-name="標楷體1" officeooo:rsid="3dab3ad8"/>
    </style:style>
    <style:style style:name="T46" style:family="text">
      <style:text-properties style:font-name="標楷體1" officeooo:rsid="3dcb859e"/>
    </style:style>
    <style:style style:name="T47" style:family="text">
      <style:text-properties style:font-name="標楷體1" officeooo:rsid="3b550152"/>
    </style:style>
    <style:style style:name="T48" style:family="text">
      <style:text-properties style:font-name="標楷體1" officeooo:rsid="3dda333e"/>
    </style:style>
    <style:style style:name="T49" style:family="text">
      <style:text-properties style:font-name="標楷體1" officeooo:rsid="3df4dc7b"/>
    </style:style>
    <style:style style:name="T50" style:family="text">
      <style:text-properties officeooo:rsid="14d04609"/>
    </style:style>
    <style:style style:name="T51" style:family="text">
      <style:text-properties style:font-name-asian="標楷體1"/>
    </style:style>
    <style:style style:name="T52" style:family="text">
      <style:text-properties officeooo:rsid="39cf1e37" style:font-name-asian="標楷體1"/>
    </style:style>
    <style:style style:name="T53" style:family="text">
      <style:text-properties officeooo:rsid="39f5815b" style:font-name-asian="標楷體1"/>
    </style:style>
    <style:style style:name="T54" style:family="text">
      <style:text-properties officeooo:rsid="3b550152" style:font-name-asian="標楷體1"/>
    </style:style>
    <style:style style:name="T55" style:family="text">
      <style:text-properties officeooo:rsid="3b54d30c" style:font-name-asian="標楷體1"/>
    </style:style>
    <style:style style:name="T56" style:family="text">
      <style:text-properties officeooo:rsid="3b81fd9d" style:font-name-asian="標楷體1"/>
    </style:style>
    <style:style style:name="T57" style:family="text">
      <style:text-properties officeooo:rsid="0a7edee9" style:font-name-asian="標楷體1"/>
    </style:style>
    <style:style style:name="T58" style:family="text">
      <style:text-properties officeooo:rsid="3c2f29c3" style:font-name-asian="標楷體1"/>
    </style:style>
    <style:style style:name="T59" style:family="text">
      <style:text-properties officeooo:rsid="3c30665a" style:font-name-asian="標楷體1"/>
    </style:style>
    <style:style style:name="T60" style:family="text">
      <style:text-properties officeooo:rsid="3c3fb0bc" style:font-name-asian="標楷體1"/>
    </style:style>
    <style:style style:name="T61" style:family="text">
      <style:text-properties officeooo:rsid="3c40f076" style:font-name-asian="標楷體1"/>
    </style:style>
    <style:style style:name="T62" style:family="text">
      <style:text-properties officeooo:rsid="3c6d0072" style:font-name-asian="標楷體1"/>
    </style:style>
    <style:style style:name="T63" style:family="text">
      <style:text-properties officeooo:rsid="3c6eaccc" style:font-name-asian="標楷體1"/>
    </style:style>
    <style:style style:name="T64" style:family="text">
      <style:text-properties officeooo:rsid="3cac47b4" style:font-name-asian="標楷體1"/>
    </style:style>
    <style:style style:name="T65" style:family="text">
      <style:text-properties officeooo:rsid="3cd8293d" style:font-name-asian="標楷體1"/>
    </style:style>
    <style:style style:name="T66" style:family="text">
      <style:text-properties officeooo:rsid="3ce8ece6" style:font-name-asian="標楷體1"/>
    </style:style>
    <style:style style:name="T67" style:family="text">
      <style:text-properties officeooo:rsid="3cf1ca6c" style:font-name-asian="標楷體1"/>
    </style:style>
    <style:style style:name="T68" style:family="text">
      <style:text-properties officeooo:rsid="3cf433c0" style:font-name-asian="標楷體1"/>
    </style:style>
    <style:style style:name="T69" style:family="text">
      <style:text-properties officeooo:rsid="3cff84cf" style:font-name-asian="標楷體1"/>
    </style:style>
    <style:style style:name="T70" style:family="text">
      <style:text-properties officeooo:rsid="3b27d32f" style:font-name-asian="標楷體1"/>
    </style:style>
    <style:style style:name="T71" style:family="text">
      <style:text-properties officeooo:rsid="3e9582b2" style:font-name-asian="標楷體1"/>
    </style:style>
    <style:style style:name="T72" style:family="text">
      <style:text-properties officeooo:rsid="3e97c815" style:font-name-asian="標楷體1"/>
    </style:style>
    <style:style style:name="T73" style:family="text">
      <style:text-properties officeooo:rsid="39ffd8ae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officeooo:rsid="24ffe503"/>
    </style:style>
    <style:style style:name="T76" style:family="text">
      <style:text-properties style:font-name="Liberation Serif" officeooo:rsid="2c0ecc81"/>
    </style:style>
    <style:style style:name="T77" style:family="text">
      <style:text-properties style:font-name="Liberation Serif" style:text-underline-style="solid" style:text-underline-width="auto" style:text-underline-color="font-color"/>
    </style:style>
    <style:style style:name="T78" style:family="text">
      <style:text-properties style:font-name="Liberation Serif" style:text-underline-style="solid" style:text-underline-width="auto" style:text-underline-color="font-color" officeooo:rsid="24ffe503"/>
    </style:style>
    <style:style style:name="T79" style:family="text">
      <style:text-properties style:font-name="Liberation Serif" style:text-underline-style="solid" style:text-underline-width="auto" style:text-underline-color="font-color" officeooo:rsid="2f44881c"/>
    </style:style>
    <style:style style:name="T80" style:family="text">
      <style:text-properties style:font-name="Liberation Serif" style:text-underline-style="solid" style:text-underline-width="auto" style:text-underline-color="font-color" officeooo:rsid="41bf5115" style:font-name-asian="標楷體1"/>
    </style:style>
    <style:style style:name="T81" style:family="text">
      <style:text-properties style:font-name="Liberation Serif" style:text-underline-style="solid" style:text-underline-width="auto" style:text-underline-color="font-color" officeooo:rsid="3f94d117" style:font-name-asian="標楷體1"/>
    </style:style>
    <style:style style:name="T82" style:family="text">
      <style:text-properties style:font-name="Liberation Serif" style:text-underline-style="solid" style:text-underline-width="auto" style:text-underline-color="font-color" officeooo:rsid="0d786957" style:font-name-asian="標楷體1"/>
    </style:style>
    <style:style style:name="T83" style:family="text">
      <style:text-properties style:font-name="Liberation Serif" officeooo:rsid="2f44881c"/>
    </style:style>
    <style:style style:name="T84" style:family="text">
      <style:text-properties style:font-name="Liberation Serif" officeooo:rsid="14d04609"/>
    </style:style>
    <style:style style:name="T85" style:family="text">
      <style:text-properties style:font-name="Liberation Serif" officeooo:rsid="3b27d32f"/>
    </style:style>
    <style:style style:name="T86" style:family="text">
      <style:text-properties style:font-name="Liberation Serif" officeooo:rsid="3b4c1f88"/>
    </style:style>
    <style:style style:name="T87" style:family="text">
      <style:text-properties style:font-name="Liberation Serif" officeooo:rsid="2f3e8a30" style:font-name-asian="標楷體1"/>
    </style:style>
    <style:style style:name="T88" style:family="text">
      <style:text-properties style:font-name="Liberation Serif" officeooo:rsid="41bf5115" style:font-name-asian="標楷體1"/>
    </style:style>
    <style:style style:name="T89" style:family="text">
      <style:text-properties style:font-name="Liberation Serif" officeooo:rsid="0d786957" style:font-name-asian="標楷體1"/>
    </style:style>
    <style:style style:name="T90" style:family="text">
      <style:text-properties style:font-name="Liberation Serif" officeooo:rsid="362d5b29" style:font-name-asian="標楷體1"/>
    </style:style>
    <style:style style:name="T91" style:family="text">
      <style:text-properties style:font-name="Liberation Serif" officeooo:rsid="3635de3b" style:font-name-asian="標楷體1"/>
    </style:style>
    <style:style style:name="T92" style:family="text">
      <style:text-properties style:font-name="Liberation Serif" officeooo:rsid="0a7edee9" style:font-name-asian="標楷體1"/>
    </style:style>
    <style:style style:name="T93" style:family="text">
      <style:text-properties officeooo:rsid="3a08dbdd"/>
    </style:style>
    <style:style style:name="T94" style:family="text">
      <style:text-properties fo:color="#010101" officeooo:rsid="3a08dbdd"/>
    </style:style>
    <style:style style:name="T95" style:family="text">
      <style:text-properties officeooo:rsid="2c0ecc81"/>
    </style:style>
    <style:style style:name="T96" style:family="text">
      <style:text-properties fo:color="#050505"/>
    </style:style>
    <style:style style:name="T97" style:family="text">
      <style:text-properties fo:color="#050505" style:font-name="Liberation Serif" fo:font-size="12pt" officeooo:rsid="24ffe503" style:font-size-asian="12pt" style:font-size-complex="12pt"/>
    </style:style>
    <style:style style:name="T98" style:family="text">
      <style:text-properties fo:color="#050505" style:font-name="Liberation Serif" officeooo:rsid="24ffe503"/>
    </style:style>
    <style:style style:name="T99" style:family="text">
      <style:text-properties fo:color="#050505" style:font-name="Liberation Serif" style:font-name-asian="標楷體1"/>
    </style:style>
    <style:style style:name="T100" style:family="text">
      <style:text-properties fo:color="#050505" fo:font-size="11pt" style:font-size-asian="11pt" style:font-size-complex="11pt"/>
    </style:style>
    <style:style style:name="T101" style:family="text">
      <style:text-properties fo:color="#050505" officeooo:rsid="3b26cf27"/>
    </style:style>
    <style:style style:name="T102" style:family="text">
      <style:text-properties fo:color="#050505" officeooo:rsid="3b29ce07"/>
    </style:style>
    <style:style style:name="T103" style:family="text">
      <style:text-properties fo:color="#050505" fo:font-size="8pt" style:font-size-asian="8pt" style:font-size-complex="8pt"/>
    </style:style>
    <style:style style:name="T104" style:family="text">
      <style:text-properties fo:color="#050505" fo:font-size="8pt" officeooo:rsid="3b95f55a" style:font-size-asian="8pt" style:font-size-complex="8pt"/>
    </style:style>
    <style:style style:name="T105" style:family="text">
      <style:text-properties fo:color="#050505" fo:font-size="9pt" style:font-size-asian="9pt" style:font-size-complex="9pt"/>
    </style:style>
    <style:style style:name="T106" style:family="text">
      <style:text-properties fo:color="#050505" officeooo:rsid="3cd8293d" style:font-name-asian="標楷體1"/>
    </style:style>
    <style:style style:name="T107" style:family="text">
      <style:text-properties fo:color="#050505" style:font-name="標楷體1"/>
    </style:style>
    <style:style style:name="T108" style:family="text">
      <style:text-properties fo:color="#050505" style:font-name="標楷體1" style:font-name-asian="標楷體1"/>
    </style:style>
    <style:style style:name="T109" style:family="text">
      <style:text-properties fo:color="#050505" style:font-name="標楷體1" officeooo:rsid="3cda0d41" style:font-name-asian="標楷體1"/>
    </style:style>
    <style:style style:name="T110" style:family="text">
      <style:text-properties fo:color="#050505" style:font-name="標楷體1" officeooo:rsid="3cd8293d" style:font-name-asian="標楷體1"/>
    </style:style>
    <style:style style:name="T111" style:family="text">
      <style:text-properties fo:color="#050505" style:font-name="標楷體1" officeooo:rsid="3da669da" style:font-name-asian="標楷體1"/>
    </style:style>
    <style:style style:name="T112" style:family="text">
      <style:text-properties fo:color="#050505" style:font-name="標楷體1" officeooo:rsid="1f9386ea"/>
    </style:style>
    <style:style style:name="T113" style:family="text">
      <style:text-properties fo:color="#050505" style:font-name="標楷體1" fo:font-size="6pt" officeooo:rsid="1f9386ea" style:font-size-asian="6pt" style:font-size-complex="6pt"/>
    </style:style>
    <style:style style:name="T114" style:family="text">
      <style:text-properties fo:color="#050505" style:font-name="標楷體1" fo:font-size="7pt" officeooo:rsid="3b550152" style:font-name-asian="標楷體1" style:font-size-asian="7pt" style:font-size-complex="7pt"/>
    </style:style>
    <style:style style:name="T115" style:family="text">
      <style:text-properties fo:color="#050505" style:font-name="標楷體1" fo:font-size="7pt" officeooo:rsid="3dab3ad8" style:font-name-asian="標楷體1" style:font-size-asian="7pt" style:font-size-complex="7pt"/>
    </style:style>
    <style:style style:name="T116" style:family="text">
      <style:text-properties fo:color="#050505" style:font-name="標楷體1" fo:font-size="7pt" officeooo:rsid="3dab3ad8" style:font-size-asian="7pt" style:font-size-complex="7pt"/>
    </style:style>
    <style:style style:name="T117" style:family="text">
      <style:text-properties fo:color="#050505" style:font-name="標楷體1" fo:font-size="14pt" style:font-name-asian="標楷體1" style:font-size-asian="14pt" style:font-size-complex="14pt"/>
    </style:style>
    <style:style style:name="T118" style:family="text">
      <style:text-properties fo:color="#050505" style:font-name="標楷體1" fo:font-size="14pt" officeooo:rsid="3dab3ad8" style:font-name-asian="標楷體1" style:font-size-asian="14pt" style:font-size-complex="14pt"/>
    </style:style>
    <style:style style:name="T119" style:family="text">
      <style:text-properties fo:color="#050505" style:font-name="標楷體1" fo:font-size="14pt" officeooo:rsid="3dab3ad8" style:font-size-asian="14pt" style:font-size-complex="14pt"/>
    </style:style>
    <style:style style:name="T120" style:family="text">
      <style:text-properties fo:color="#050505" style:font-name="標楷體1" fo:font-size="8pt" officeooo:rsid="3b550152" style:font-size-asian="8pt" style:font-size-complex="8pt"/>
    </style:style>
    <style:style style:name="T121" style:family="text">
      <style:text-properties fo:color="#050505" style:font-name="標楷體1" fo:font-size="12pt" officeooo:rsid="3b550152" style:font-size-asian="12pt" style:font-size-complex="12pt"/>
    </style:style>
    <style:style style:name="T122" style:family="text">
      <style:text-properties fo:color="#050505" fo:font-size="12pt" style:font-name-asian="標楷體1" style:font-size-asian="12pt" style:font-size-complex="12pt"/>
    </style:style>
    <style:style style:name="T123" style:family="text">
      <style:text-properties fo:color="#050505" fo:font-size="12pt" officeooo:rsid="3c2f29c3" style:font-name-asian="標楷體1" style:font-size-asian="12pt" style:font-size-complex="12pt"/>
    </style:style>
    <style:style style:name="T124" style:family="text">
      <style:text-properties fo:color="#050505" fo:font-size="5pt" officeooo:rsid="0a7edee9" style:font-name-asian="標楷體1" style:font-size-asian="5pt" style:font-size-complex="5pt"/>
    </style:style>
    <style:style style:name="T125" style:family="text">
      <style:text-properties fo:color="#050505" fo:font-size="16pt" style:font-size-asian="16pt" style:font-size-complex="16pt"/>
    </style:style>
    <style:style style:name="T126" style:family="text">
      <style:text-properties fo:color="#050505" fo:font-size="6pt" style:font-size-asian="6pt" style:font-size-complex="6pt"/>
    </style:style>
    <style:style style:name="T127" style:family="text">
      <style:text-properties fo:color="#050505" fo:font-size="6pt" officeooo:rsid="3d083ba4" style:font-size-asian="6pt" style:font-size-complex="6pt"/>
    </style:style>
    <style:style style:name="T128" style:family="text">
      <style:text-properties fo:color="#050505" fo:font-size="6pt" officeooo:rsid="3c2f29c3" style:font-size-asian="6pt" style:font-size-complex="6pt"/>
    </style:style>
    <style:style style:name="T129" style:family="text">
      <style:text-properties fo:color="#050505" fo:font-size="13pt" style:font-size-asian="13pt" style:font-size-complex="13pt"/>
    </style:style>
    <style:style style:name="T130" style:family="text">
      <style:text-properties fo:color="#050505" fo:font-size="13pt" officeooo:rsid="3d083ba4" style:font-size-asian="13pt" style:font-size-complex="13pt"/>
    </style:style>
    <style:style style:name="T131" style:family="text">
      <style:text-properties fo:color="#050505" fo:font-size="13pt" officeooo:rsid="3e2c33e3" style:font-size-asian="13pt" style:font-size-complex="13pt"/>
    </style:style>
    <style:style style:name="T132" style:family="text">
      <style:text-properties fo:color="#050505" officeooo:rsid="3d083ba4"/>
    </style:style>
    <style:style style:name="T133" style:family="text">
      <style:text-properties fo:color="#050505" fo:font-size="7pt" officeooo:rsid="3b550152" style:font-size-asian="7pt" style:font-size-complex="7pt"/>
    </style:style>
    <style:style style:name="T134" style:family="text">
      <style:text-properties fo:color="#050505" fo:font-size="7pt" officeooo:rsid="3dab3ad8" style:font-size-asian="7pt" style:font-size-complex="7pt"/>
    </style:style>
    <style:style style:name="T135" style:family="text">
      <style:text-properties fo:color="#050505" fo:font-size="7pt" officeooo:rsid="3e2c33e3" style:font-size-asian="7pt" style:font-size-complex="7pt"/>
    </style:style>
    <style:style style:name="T136" style:family="text">
      <style:text-properties fo:color="#050505" fo:font-size="3pt" officeooo:rsid="3b550152" style:font-size-asian="3pt" style:font-size-complex="3pt"/>
    </style:style>
    <style:style style:name="T137" style:family="text">
      <style:text-properties fo:color="#050505" fo:font-size="14pt" style:font-size-asian="14pt" style:font-size-complex="14pt"/>
    </style:style>
    <style:style style:name="T138" style:family="text">
      <style:text-properties fo:color="#050505" fo:font-size="14pt" officeooo:rsid="3dab3ad8" style:font-size-asian="14pt" style:font-size-complex="14pt"/>
    </style:style>
    <style:style style:name="T139" style:family="text">
      <style:text-properties fo:color="#050505" style:text-outline="false" style:text-line-through-style="none" style:text-line-through-type="none" style:text-position="0% 100%" style:font-name="標楷體1" fo:font-size="9pt" fo:font-style="normal" fo:text-shadow="none" style:text-underline-style="none" fo:font-weight="bold" officeooo:rsid="3b550152" style:font-size-asian="9pt" style:language-asian="zh" style:country-asian="TW" style:font-style-asian="normal" style:font-weight-asian="bold" style:font-name-complex="標楷體" style:font-size-complex="9pt" style:font-weight-complex="bold" style:text-emphasize="none"/>
    </style:style>
    <style:style style:name="T140" style:family="text">
      <style:text-properties fo:color="#050505" officeooo:rsid="3e2c33e3"/>
    </style:style>
    <style:style style:name="T141" style:family="text">
      <style:text-properties fo:color="#050505" style:font-name="Arial1" fo:font-size="14pt" officeooo:rsid="3dab3ad8" style:font-name-asian="Arial1" style:font-size-asian="14pt" style:font-size-complex="14pt"/>
    </style:style>
    <style:style style:name="T142" style:family="text">
      <style:text-properties fo:color="#050505" style:font-name="Arial1" fo:font-size="7pt" officeooo:rsid="3dab3ad8" style:font-name-asian="Arial1" style:font-size-asian="7pt" style:font-size-complex="7pt"/>
    </style:style>
    <style:style style:name="T143" style:family="text">
      <style:text-properties fo:color="#050505" style:font-name="Arial1" fo:font-size="7pt" officeooo:rsid="3e2c33e3" style:font-name-asian="Arial1" style:font-size-asian="7pt" style:font-size-complex="7pt"/>
    </style:style>
    <style:style style:name="T144" style:family="text">
      <style:text-properties fo:color="#050505" style:font-name="Arial1" fo:font-size="13pt" officeooo:rsid="3e2c33e3" style:font-name-asian="Arial1" style:font-size-asian="13pt" style:font-size-complex="13pt"/>
    </style:style>
    <style:style style:name="T145" style:family="text">
      <style:text-properties officeooo:rsid="3a52cca6"/>
    </style:style>
    <style:style style:name="T146" style:family="text">
      <style:text-properties style:text-underline-style="solid" style:text-underline-width="auto" style:text-underline-color="font-color" officeooo:rsid="14d04609"/>
    </style:style>
    <style:style style:name="T147" style:family="text">
      <style:text-properties style:text-underline-style="solid" style:text-underline-width="auto" style:text-underline-color="font-color" style:font-style-complex="normal"/>
    </style:style>
    <style:style style:name="T148" style:family="text">
      <style:text-properties style:text-underline-style="solid" style:text-underline-width="auto" style:text-underline-color="font-color" officeooo:rsid="2e2d83da"/>
    </style:style>
    <style:style style:name="T149" style:family="text">
      <style:text-properties style:text-underline-style="solid" style:text-underline-width="auto" style:text-underline-color="font-color" officeooo:rsid="0d786957"/>
    </style:style>
    <style:style style:name="T150" style:family="text">
      <style:text-properties style:text-underline-style="solid" style:text-underline-width="auto" style:text-underline-color="font-color" officeooo:rsid="39539246"/>
    </style:style>
    <style:style style:name="T151" style:family="text">
      <style:text-properties style:text-underline-style="solid" style:text-underline-width="auto" style:text-underline-color="font-color" officeooo:rsid="2f44881c"/>
    </style:style>
    <style:style style:name="T152" style:family="text">
      <style:text-properties officeooo:rsid="3aeceb2f"/>
    </style:style>
    <style:style style:name="T153" style:family="text">
      <style:text-properties officeooo:rsid="3afe1c58"/>
    </style:style>
    <style:style style:name="T154" style:family="text">
      <style:text-properties officeooo:rsid="3b2547bf"/>
    </style:style>
    <style:style style:name="T155" style:family="text">
      <style:text-properties officeooo:rsid="2e2d83da"/>
    </style:style>
    <style:style style:name="T156" style:family="text">
      <style:text-properties officeooo:rsid="3b26cf27"/>
    </style:style>
    <style:style style:name="T157" style:family="text">
      <style:text-properties officeooo:rsid="3b27d32f"/>
    </style:style>
    <style:style style:name="T158" style:family="text">
      <style:text-properties officeooo:rsid="3b16057e"/>
    </style:style>
    <style:style style:name="T159" style:family="text">
      <style:text-properties officeooo:rsid="3b29ce07"/>
    </style:style>
    <style:style style:name="T160" style:family="text">
      <style:text-properties style:font-name="Liberation Serif1" style:font-name-asian="Liberation Serif1" style:font-name-complex="Liberation Serif1"/>
    </style:style>
    <style:style style:name="T161" style:family="text">
      <style:text-properties style:font-name="Liberation Serif1" officeooo:rsid="3b29ce07" style:font-name-asian="Liberation Serif1" style:font-name-complex="Liberation Serif1"/>
    </style:style>
    <style:style style:name="T162" style:family="text">
      <style:text-properties style:font-name="Liberation Serif1" officeooo:rsid="0d9ffef4" style:font-name-complex="Liberation Serif1"/>
    </style:style>
    <style:style style:name="T163" style:family="text">
      <style:text-properties style:font-name="Liberation Serif1" style:text-underline-style="solid" style:text-underline-width="auto" style:text-underline-color="font-color" officeooo:rsid="0d9ffef4" style:font-name-complex="Liberation Serif1"/>
    </style:style>
    <style:style style:name="T164" style:family="text">
      <style:text-properties style:font-name="標楷體" officeooo:rsid="3b4c1f88" style:font-name-asian="標楷體1"/>
    </style:style>
    <style:style style:name="T165" style:family="text">
      <style:text-properties officeooo:rsid="3b882392"/>
    </style:style>
    <style:style style:name="T166" style:family="text">
      <style:text-properties officeooo:rsid="3b95f55a"/>
    </style:style>
    <style:style style:name="T167" style:family="text">
      <style:text-properties fo:color="#1c1c1c"/>
    </style:style>
    <style:style style:name="T168" style:family="text">
      <style:text-properties fo:color="#1c1c1c" officeooo:rsid="3bdad39f"/>
    </style:style>
    <style:style style:name="T169" style:family="text">
      <style:text-properties fo:color="#1c1c1c" style:font-name="標楷體1" style:font-name-asian="標楷體1"/>
    </style:style>
    <style:style style:name="T170" style:family="text">
      <style:text-properties fo:color="#1c1c1c" style:font-name="標楷體1" officeooo:rsid="3c30665a" style:font-name-asian="標楷體1"/>
    </style:style>
    <style:style style:name="T171" style:family="text">
      <style:text-properties fo:color="#1c1c1c" style:font-name="標楷體1" officeooo:rsid="3b550152" style:font-name-asian="標楷體1"/>
    </style:style>
    <style:style style:name="T172" style:family="text">
      <style:text-properties fo:color="#1c1c1c" style:font-name="標楷體1" officeooo:rsid="3e96bd37" style:font-name-asian="標楷體1"/>
    </style:style>
    <style:style style:name="T173" style:family="text">
      <style:text-properties fo:color="#1c1c1c" style:font-name="標楷體1" officeooo:rsid="3b550152"/>
    </style:style>
    <style:style style:name="T174" style:family="text">
      <style:text-properties fo:color="#1c1c1c" officeooo:rsid="0a7edee9" style:font-name-asian="標楷體1"/>
    </style:style>
    <style:style style:name="T175" style:family="text">
      <style:text-properties fo:color="#1c1c1c" officeooo:rsid="3c2f29c3" style:font-name-asian="標楷體1"/>
    </style:style>
    <style:style style:name="T176" style:family="text">
      <style:text-properties fo:color="#1c1c1c" officeooo:rsid="3d083ba4"/>
    </style:style>
    <style:style style:name="T177" style:family="text">
      <style:text-properties fo:color="#1c1c1c" officeooo:rsid="3b550152"/>
    </style:style>
    <style:style style:name="T178" style:family="text">
      <style:text-properties fo:color="#1c1c1c" officeooo:rsid="3e2c33e3"/>
    </style:style>
    <style:style style:name="T179" style:family="text">
      <style:text-properties fo:color="#1c1c1c" officeooo:rsid="14d04609"/>
    </style:style>
    <style:style style:name="T180" style:family="text">
      <style:text-properties officeooo:rsid="24ffe503"/>
    </style:style>
    <style:style style:name="T181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2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3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officeooo:rsid="3b55015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8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216c22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7" style:family="text">
      <style:text-properties officeooo:rsid="3b550152"/>
    </style:style>
    <style:style style:name="T188" style:family="text">
      <style:text-properties officeooo:rsid="3bdad39f"/>
    </style:style>
    <style:style style:name="T189" style:family="text">
      <style:text-properties officeooo:rsid="0d786957"/>
    </style:style>
    <style:style style:name="T190" style:family="text">
      <style:text-properties officeooo:rsid="39539246"/>
    </style:style>
    <style:style style:name="T191" style:family="text">
      <style:text-properties officeooo:rsid="2f44881c"/>
    </style:style>
    <style:style style:name="T192" style:family="text">
      <style:text-properties officeooo:rsid="0a7edee9"/>
    </style:style>
    <style:style style:name="T193" style:family="text">
      <style:text-properties officeooo:rsid="3d083ba4"/>
    </style:style>
    <style:style style:name="T194" style:family="text">
      <style:text-properties officeooo:rsid="3d0906a3"/>
    </style:style>
    <style:style style:name="T195" style:family="text">
      <style:text-properties officeooo:rsid="17cb7444"/>
    </style:style>
    <style:style style:name="T196" style:family="text">
      <style:text-properties officeooo:rsid="3e2c33e3"/>
    </style:style>
    <style:style style:name="T197" style:family="text">
      <style:text-properties style:font-name="Arial1" style:font-name-asian="Arial1"/>
    </style:style>
    <style:style style:name="T198" style:family="text">
      <style:text-properties style:font-name="Arial1" officeooo:rsid="39cf1e37" style:font-name-asian="Arial1"/>
    </style:style>
    <style:style style:name="T199" style:family="text">
      <style:text-properties style:font-name="Arial1" officeooo:rsid="39e8c052" style:font-name-asian="Arial1"/>
    </style:style>
    <style:style style:name="T200" style:family="text">
      <style:text-properties style:font-name="Arial1" officeooo:rsid="39f5815b" style:font-name-asian="Arial1"/>
    </style:style>
    <style:style style:name="T201" style:family="text">
      <style:text-properties style:font-name="Arial1" officeooo:rsid="39ffd8ae" style:font-name-asian="Arial1"/>
    </style:style>
    <style:style style:name="T202" style:family="text">
      <style:text-properties style:font-name="Arial1" officeooo:rsid="3aeceb2f" style:font-name-asian="Arial1"/>
    </style:style>
    <style:style style:name="T203" style:family="text">
      <style:text-properties style:font-name="Arial1" officeooo:rsid="3b27d32f" style:font-name-asian="Arial1"/>
    </style:style>
    <style:style style:name="T204" style:family="text">
      <style:text-properties style:font-name="Arial1" officeooo:rsid="3b550152" style:font-name-asian="Arial1"/>
    </style:style>
    <style:style style:name="T205" style:family="text">
      <style:text-properties style:font-name="Arial1" officeooo:rsid="3b54d30c" style:font-name-asian="Arial1"/>
    </style:style>
    <style:style style:name="T206" style:family="text">
      <style:text-properties style:font-name="Arial1" officeooo:rsid="3b81fd9d" style:font-name-asian="Arial1"/>
    </style:style>
    <style:style style:name="T207" style:family="text">
      <style:text-properties style:font-name="Arial1" officeooo:rsid="3b882392" style:font-name-asian="Arial1"/>
    </style:style>
    <style:style style:name="T208" style:family="text">
      <style:text-properties style:font-name="Arial1" officeooo:rsid="3b95f55a" style:font-name-asian="Arial1"/>
    </style:style>
    <style:style style:name="T209" style:family="text">
      <style:text-properties style:font-name="Arial1" officeooo:rsid="3dda333e" style:font-name-asian="Arial1"/>
    </style:style>
    <style:style style:name="T210" style:family="text">
      <style:text-properties style:font-name="Arial1" officeooo:rsid="3bdad39f" style:font-name-asian="Arial1"/>
    </style:style>
    <style:style style:name="T211" style:family="text">
      <style:text-properties style:font-name="Arial1" officeooo:rsid="3c6d0072" style:font-name-asian="Arial1"/>
    </style:style>
    <style:style style:name="T212" style:family="text">
      <style:text-properties style:font-name="Arial1" officeooo:rsid="3cf1ca6c" style:font-name-asian="Arial1"/>
    </style:style>
    <style:style style:name="T213" style:family="text">
      <style:text-properties style:font-name="Arial1" officeooo:rsid="3c2f29c3" style:font-name-asian="Arial1"/>
    </style:style>
    <style:style style:name="T214" style:family="text">
      <style:text-properties style:font-name="Arial1" officeooo:rsid="3cac47b4" style:font-name-asian="Arial1"/>
    </style:style>
    <style:style style:name="T215" style:family="text">
      <style:text-properties style:font-name="Arial1" officeooo:rsid="3cce208d" style:font-name-asian="Arial1"/>
    </style:style>
    <style:style style:name="T216" style:family="text">
      <style:text-properties style:font-name="Arial1" officeooo:rsid="3d083ba4" style:font-name-asian="Arial1"/>
    </style:style>
    <style:style style:name="T217" style:family="text">
      <style:text-properties style:font-name="Arial1" officeooo:rsid="3e2c33e3" style:font-name-asian="Arial1"/>
    </style:style>
    <style:style style:name="T218" style:family="text">
      <style:text-properties fo:font-size="12pt" style:font-name-asian="標楷體1" style:font-size-asian="12pt" style:font-size-complex="12pt"/>
    </style:style>
    <style:style style:name="T219" style:family="text">
      <style:text-properties fo:font-size="12pt" officeooo:rsid="3c2f29c3" style:font-name-asian="標楷體1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3963254" text:style-name="L1">
        <text:list-item>
          <text:p text:style-name="P1"><text:bookmark-start text:name="錢"/>錢<text:bookmark-end text:name="錢"/></text:p>
          <text:list>
            <text:list-item>
              <text:p text:style-name="P2">信念法則。</text:p>
              <text:list>
                <text:list-item>
                  <text:p text:style-name="P2">某一特定個體 藉由 信念法則，設計、製造、使用 錢、金錢系統、金融系統。</text:p>
                  <text:list>
                    <text:list-item>
                      <text:p text:style-name="P257">該個體 藉由 錢、金錢系統、金融系統，掌控、操控、遙控 其他個體。</text:p>
                    </text:list-item>
                  </text:list>
                </text:list-item>
                <text:list-item>
                  <text:p text:style-name="P302">（信念法則 的 描述 在 <text:span text:style-name="T2">_傳承</text:span> 文件群的 <text:span text:style-name="T3">傳承 的 發展層級</text:span>）</text:p>
                </text:list-item>
              </text:list>
            </text:list-item>
            <text:list-item>
              <text:p text:style-name="P3">錢、德 是 負相關性。</text:p>
              <text:list>
                <text:list-item>
                  <text:p text:style-name="P4"><text:span text:style-name="T50">錢 的 明顯例子，金融大廈、金融系統、金融體系、金融體制、買賣、借貸、槓桿、支票、交易、交易機制、交易系統、貨幣單位、估價、定價、計價、以錢易物、以物易物、</text:span>私有財產、私有資源、私有原物料、財產分配、政府分配資源、政府分配原物料、資本主義、共產主義。</text:p>
                </text:list-item>
                <text:list-item>
                  <text:p text:style-name="P5">德 的 明顯例子，資源、原物料、加工品 是 自然產物、自然現象。</text:p>
                  <text:list>
                    <text:list-item>
                      <text:p text:style-name="P6">明顯例子，<text:span text:style-name="T50">虛無主義、虛無體制</text:span>。</text:p>
                      <text:list>
                        <text:list-item>
                          <text:p text:style-name="P25">虛無主義 不是（人類 認定的）虛無主義。</text:p>
                        </text:list-item>
                        <text:list-item>
                          <text:p text:style-name="P7"><text:span text:style-name="T50">虛無主義 不是（人類 認定的）</text:span>資本主義、共產主義。</text:p>
                          <text:list>
                            <text:list-item>
                              <text:p text:style-name="P303">（資本主義、共產主義 的 描述在 <text:span text:style-name="T4">體制</text:span><text:span text:style-name="T15"> 文件群的 </text:span><text:span text:style-name="T4">體制</text:span>）</text:p>
                            </text:list-item>
                          </text:list>
                        </text:list-item>
                        <text:list-item>
                          <text:p text:style-name="P8">虛無主義 是 自然財產。</text:p>
                          <text:list>
                            <text:list-item>
                              <text:p text:style-name="P9">國民群 守護、使用 自然產物、自然現象。</text:p>
                            </text:list-item>
                            <text:list-item>
                              <text:p text:style-name="P9">自然產物、自然現象 不屬於 任何個體。</text:p>
                            </text:list-item>
                            <text:list-item>
                              <text:p text:style-name="P9">某一特定私人用品的 使用者 有 該私人用品的 使用權、自主權。</text:p>
                              <text:list>
                                <text:list-item>
                                  <text:p text:style-name="P9">私人用品、個人用品 是 共用 會出現 衛生問題的 用品。</text:p>
                                </text:list-item>
                              </text:list>
                            </text:list-item>
                            <text:list-item>
                              <text:p text:style-name="P304"><text:span text:style-name="T50">（虛無主義 的 描述在 </text:span><text:span text:style-name="T146">神、預言</text:span><text:span text:style-name="T50"> 文件群的 </text:span><text:span text:style-name="T146">啟示錄</text:span><text:span text:style-name="T50">）</text:span></text:p>
                            </text:list-item>
                          </text:list>
                        </text:list-item>
                        <text:list-item>
                          <text:p text:style-name="P305"><text:span text:style-name="T50">（虛無體制 的 描述在 </text:span><text:span text:style-name="T146">體制</text:span><text:span text:style-name="T50"> 文件群的 </text:span><text:span text:style-name="T146">體制</text:span><text:span text:style-name="T50">）</text:span></text:p>
                        </text:list-item>
                      </text:list>
                    </text:list-item>
                    <text:list-item>
                      <text:p text:style-name="P10">國民群 守護、使用 自然產物、自然現象。</text:p>
                      <text:list>
                        <text:list-item>
                          <text:p text:style-name="P11">使用 不是 任意使用、任性使用、囤積使用。</text:p>
                        </text:list-item>
                        <text:list-item>
                          <text:p text:style-name="P11">使用 是 有限度的使用、有需求才使用。</text:p>
                          <text:list>
                            <text:list-item>
                              <text:p text:style-name="P12">明顯例子，自由 是 不危害 其他個體的 自由 為 前提、條件、限制，的 自由。</text:p>
                              <text:list>
                                <text:list-item>
                                  <text:p text:style-name="P12">不危害 是 不妨礙、不壓迫、不傷害。</text:p>
                                </text:list-item>
                                <text:list-item>
                                  <text:p text:style-name="P11">明顯例子，使用 游泳池。</text:p>
                                  <text:list>
                                    <text:list-item>
                                      <text:p text:style-name="P13">假定，某一特定個體 在 游泳池 游泳。</text:p>
                                    </text:list-item>
                                    <text:list-item>
                                      <text:p text:style-name="P11">假定，該個體 妨礙、不讓、禁止 其他個體 進入 游泳池。</text:p>
                                      <text:list>
                                        <text:list-item>
                                          <text:p text:style-name="P14">該個體 危害 其他個體的 自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">該個體 不是 使用 游泳池。</text:p>
                                    </text:list-item>
                                    <text:list-item>
                                      <text:p text:style-name="P15">該個體 是 霸佔 游泳池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國民群 沒有 私人財產、私人資產。</text:p>
                        </text:list-item>
                        <text:list-item>
                          <text:p text:style-name="P16">國民群 有 私人用品、個人用品。</text:p>
                        </text:list-item>
                      </text:list>
                    </text:list-item>
                    <text:list-item>
                      <text:p text:style-name="P5">自然產物、自然現象 不屬於 任何個體。</text:p>
                      <text:list>
                        <text:list-item>
                          <text:p text:style-name="P17">明顯例子，空氣、水、土壤、陽光、空間、牙刷、毛巾、餐具、梳子、保養品、汽車。</text:p>
                          <text:list>
                            <text:list-item>
                              <text:p text:style-name="P17">空間 是 空間個體的 空間。</text:p>
                              <text:list>
                                <text:list-item>
                                  <text:p text:style-name="P17">空間、空間個體 <text:span text:style-name="T1">是 &lt;?3&gt;個</text:span>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私人用品、個人用品 是 共用 會出現 衛生問題的 用品。</text:p>
                      <text:list>
                        <text:list-item>
                          <text:p text:style-name="P19">某一特定私人用品的 使用者 有 該私人用品的 使用權、自主權。</text:p>
                        </text:list-item>
                        <text:list-item>
                          <text:p text:style-name="P18">明顯例子，自己 使用過的 牙刷、毛巾、餐具、梳子、保養品、私人房間、私人廁所。</text:p>
                        </text:list-item>
                        <text:list-item>
                          <text:p text:style-name="P258">自己的 身體 是 私人用品、個人用品。</text:p>
                        </text:list-item>
                        <text:list-item>
                          <text:p text:style-name="P259">假定，某一特定個體 孕育、繁殖、守護、陪伴、傳承 子代個體。</text:p>
                          <text:list>
                            <text:list-item>
                              <text:p text:style-name="P259">該個體 德、守護、愛 子代個體。</text:p>
                              <text:list>
                                <text:list-item>
                                  <text:p text:style-name="P259">愛 是 父母愛、群體愛、文明愛。</text:p>
                                </text:list-item>
                                <text:list-item>
                                  <text:p text:style-name="P259">該個體 要 身教、言教、學校教育，肉質層、意識層 還不成熟的 子代個體。</text:p>
                                </text:list-item>
                                <text:list-item>
                                  <text:p text:style-name="P259">該個體 要守護 子代個體。</text:p>
                                </text:list-item>
                                <text:list-item>
                                  <text:p text:style-name="P259">該個體、子代個體 不一定有 血緣關係。</text:p>
                                </text:list-item>
                                <text:list-item>
                                  <text:p text:style-name="P20"><text:span text:style-name="T9">愛 </text:span><text:span text:style-name="T10">持續 向外 發展、傳播、交互作用。</text:span></text:p>
                                  <text:list>
                                    <text:list-item>
                                      <text:p text:style-name="P20"><text:span text:style-name="T10">明顯例子，</text:span><text:span text:style-name="T9">自己 →</text:span><text:span text:style-name="T10"> 家人、伴侶、朋友、鄰居、親戚、同學、老師、還沒成為朋友的陌生人、動物、植物、周遭環境、生態圈、地球個體、一切</text:span><text:span text:style-name="T11">。</text:span></text:p>
                                      <text:list>
                                        <text:list-item>
                                          <text:p text:style-name="P20"><text:span text:style-name="T11">自己 </text:span><text:span text:style-name="T198">↔</text:span><text:span text:style-name="T12"> </text:span><text:span text:style-name="T11">愛己。</text:span></text:p>
                                        </text:list-item>
                                        <text:list-item>
                                          <text:p text:style-name="P21"><text:span text:style-name="T10">家人、伴侶、朋友、鄰居、親戚、同學、老師</text:span><text:span text:style-name="T11"> </text:span><text:span text:style-name="T198">↔</text:span><text:span text:style-name="T12"> 愛人</text:span><text:span text:style-name="T13">、被愛</text:span><text:span text:style-name="T12">。</text:span></text:p>
                                          <text:list>
                                            <text:list-item>
                                              <text:p text:style-name="P268">推己及人。</text:p>
                                            </text:list-item>
                                            <text:list-item>
                                              <text:p text:style-name="P269">非監督式學習 愛 之後，愛人、被愛、愛己及人。</text:p>
                                            </text:list-item>
                                            <text:list-item>
                                              <text:p text:style-name="P270">愛人 的 明顯例子，愛 其他人、其他物種、一切。</text:p>
                                            </text:list-item>
                                            <text:list-item>
                                              <text:p text:style-name="P270">愛人 的 明顯例子，愛 地球個體、太陽系個體、&lt;_?<text:span text:style-name="T145">3_&gt;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"><text:span text:style-name="T12">愛己 </text:span><text:span text:style-name="T199">↔</text:span><text:span text:style-name="T14"> 愛人、被愛</text:span></text:p>
                                        </text:list-item>
                                        <text:list-item>
                                          <text:p text:style-name="P271">明顯例子，走路。</text:p>
                                          <text:list>
                                            <text:list-item>
                                              <text:p text:style-name="P271">先踏出 其中一隻腳，踩穩 之後，再踏另一隻腳。</text:p>
                                            </text:list-item>
                                            <text:list-item>
                                              <text:p text:style-name="P269">該另一隻腳 踩穩 之後，再踏出 該其中一隻腳。</text:p>
                                            </text:list-item>
                                            <text:list-item>
                                              <text:p text:style-name="P269">持續、越來越熟練、非監督式學習 走路。</text:p>
                                            </text:list-item>
                                            <text:list-item>
                                              <text:p text:style-name="P269">走路 極端相依於 環境。</text:p>
                                            </text:list-item>
                                            <text:list-item>
                                              <text:p text:style-name="P272">走到一半，有機率 被牆壁阻擋。</text:p>
                                            </text:list-item>
                                            <text:list-item>
                                              <text:p text:style-name="P272">只要 攀牆而過、繞路而行，就能 繼續 走路。</text:p>
                                            </text:list-item>
                                            <text:list-item>
                                              <text:p text:style-name="P272">走到一半，有機率 被階梯絆倒。</text:p>
                                            </text:list-item>
                                            <text:list-item>
                                              <text:p text:style-name="P269">只要 能夠 站起來，就能 繼續 走路。</text:p>
                                            </text:list-item>
                                            <text:list-item>
                                              <text:p text:style-name="P197"><text:span text:style-name="T52">走路 </text:span><text:span text:style-name="T200">↔</text:span><text:span text:style-name="T53"> 愛</text:span><text:span text:style-name="T52">。</text:span></text:p>
                                            </text:list-item>
                                            <text:list-item>
                                              <text:p text:style-name="P27">踏出 其中一隻腳 <text:span text:style-name="T197">↔</text:span> 愛己。</text:p>
                                            </text:list-item>
                                            <text:list-item>
                                              <text:p text:style-name="P28">踏出 另一隻腳 <text:span text:style-name="T197">↔</text:span> 愛人、被愛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9">子代個體 尊敬、仰慕、報答 該個體。</text:p>
                            </text:list-item>
                            <text:list-item>
                              <text:p text:style-name="P259">在 子代個體的 成長過程，該個體、子代個體 半雙工、雙工、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0">錢、德</text:p>
              <text:list>
                <text:list-item>
                  <text:p text:style-name="P260">錢 <text:span text:style-name="T201">↔</text:span><text:span text:style-name="T73"> </text:span>交易、弱肉強食、爭權奪利、唯我獨尊、背後捅刀<text:span text:style-name="T75">、踩著其他個體的頭往上爬</text:span>。</text:p>
                </text:list-item>
                <text:list-item>
                  <text:p text:style-name="P259">德 <text:span text:style-name="T201">↔</text:span><text:span text:style-name="T73"> 愛、共生、互助、幫助其他個體、愛人、被愛。</text:span></text:p>
                </text:list-item>
              </text:list>
            </text:list-item>
            <text:list-item>
              <text:p text:style-name="P259">錢、德</text:p>
              <text:list>
                <text:list-item>
                  <text:p text:style-name="P259">錢 能夠 交易、借、貸。</text:p>
                </text:list-item>
                <text:list-item>
                  <text:p text:style-name="P259">德 無法 交易、借、貸。</text:p>
                </text:list-item>
              </text:list>
            </text:list-item>
            <text:list-item>
              <text:p text:style-name="P259">錢、德</text:p>
              <text:list>
                <text:list-item>
                  <text:p text:style-name="P259">錢 建立在 某一特定群體的 共識、信念法則。</text:p>
                  <text:list>
                    <text:list-item>
                      <text:p text:style-name="P261">該群體的 菁英、專家、少數個體 操控、控制，錢 的 操控權、印刷權、一切。</text:p>
                      <text:list>
                        <text:list-item>
                          <text:p text:style-name="P29">菁英 是 泰德卡辛斯基 認定的 菁英。</text:p>
                        </text:list-item>
                        <text:list-item>
                          <text:p text:style-name="P29">專家 不是 經驗豐富、能力強大 的 個體。</text:p>
                        </text:list-item>
                        <text:list-item>
                          <text:p text:style-name="P29">專家 是 該群體 認定是 專家 的 個體。</text:p>
                          <text:list>
                            <text:list-item>
                              <text:p text:style-name="P30">明顯例子，該群體 有機率認定，知名度極高 的 某一特定個體 是 專家。</text:p>
                              <text:list>
                                <text:list-item>
                                  <text:p text:style-name="P30">即便，該個體 是 經驗空白、能力低下 的 個體。</text:p>
                                </text:list-item>
                                <text:list-item>
                                  <text:p text:style-name="P30">明顯例子，該群體 有機率認定，擅長、蘊含 推、拖、騙 的 個體，是 專家。</text:p>
                                </text:list-item>
                                <text:list-item>
                                  <text:p text:style-name="P30">抽象例子，該群體 有機率認定 現象極高、本質極低 的 個體，是 專家。</text:p>
                                </text:list-item>
                                <text:list-item>
                                  <text:p text:style-name="P30">抽象例子，該個體 蘊含的 現象 越高，該個體 被認定是 專家的 機率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9">明顯例子，領導層 使用 錢 的 印刷量、銷毀量、存在量，遙控 錢 的 價值。</text:p>
                      <text:list>
                        <text:list-item>
                          <text:p text:style-name="P259">明顯例子，<text:span text:style-name="T76">假定，昨天 使用 某一特定貨幣的</text:span><text:span text:style-name="T95">10000</text:span><text:span text:style-name="T76">元，能夠 買到 一棟房子。</text:span></text:p>
                          <text:list>
                            <text:list-item>
                              <text:p text:style-name="P262"><text:span text:style-name="T76">假定，今天 使用 該貨幣的</text:span><text:span text:style-name="T95">10000元，只能</text:span><text:span text:style-name="T76"> 買到 一塊蛋糕。</text:span></text:p>
                            </text:list-item>
                            <text:list-item>
                              <text:p text:style-name="P263"><text:span text:style-name="T76">假定，明天 使用 該貨幣</text:span><text:span text:style-name="T95">的10000</text:span><text:span text:style-name="T76">元，只能 買到 一張紙。</text:span></text:p>
                            </text:list-item>
                            <text:list-item>
                              <text:p text:style-name="P262"><text:span text:style-name="T76">假定，後天 使用 該貨幣</text:span><text:span text:style-name="T95">的10000</text:span><text:span text:style-name="T76">元，只能 當作 一張紙、枯樹、取暖資源 燒。</text:span></text:p>
                              <text:list>
                                <text:list-item>
                                  <text:p text:style-name="P37">還原 本質。</text:p>
                                </text:list-item>
                              </text:list>
                            </text:list-item>
                            <text:list-item>
                              <text:p text:style-name="P37">原因很明顯，印鈔機、數字的意義、物品的價格 是 主觀賦予。</text:p>
                            </text:list-item>
                          </text:list>
                        </text:list-item>
                        <text:list-item>
                          <text:p text:style-name="P322"><text:span text:style-name="T74">（詳細內容 在 </text:span><text:span text:style-name="T77">哲學 (莊子)</text:span><text:span text:style-name="T74"> 文件群的 </text:span><text:span text:style-name="T77">神人</text:span><text:span text:style-name="T74"> 的 </text:span><text:span text:style-name="T78">聖治、德人、神人</text:span><text:span text:style-name="T75"> 的 </text:span><text:span text:style-name="T78">聖治</text:span><text:span text:style-name="T74">）</text:span></text:p>
                        </text:list-item>
                      </text:list>
                    </text:list-item>
                    <text:list-item>
                      <text:p text:style-name="P259">明顯例子，某一特定 群體、組織、國家 被殲滅，錢 只是 一張紙、一串數字。</text:p>
                    </text:list-item>
                  </text:list>
                </text:list-item>
                <text:list-item>
                  <text:p text:style-name="P259">德 建立在 <text:span text:style-name="T93">&lt;_?3_&gt;個體、&lt;?3&gt;個體、&lt;?[]&gt;個體 的 認定。</text:span><text:span text:style-name="T94">、&lt;_?a_&gt;個體、&lt;?[A]&gt;個體</text:span></text:p>
                  <text:list>
                    <text:list-item>
                      <text:p text:style-name="P264"><text:span text:style-name="T93">&lt;_?3_&gt;個體、&lt;?3&gt;個體、&lt;?[]&gt;個體 </text:span>操控、控制，德 的 認定、判定、一切。</text:p>
                    </text:list-item>
                    <text:list-item>
                      <text:p text:style-name="P31">明顯例子，人類個體 操控、控制，德 的 認定、判定、一切。</text:p>
                      <text:list>
                        <text:list-item>
                          <text:p text:style-name="P31">明顯例子，某一特定人類個體 包覆 某一特定細胞個體。</text:p>
                          <text:list>
                            <text:list-item>
                              <text:p text:style-name="P31">假定，該人類個體、人體 認定 該細胞個體 是 正常個體、德。</text:p>
                              <text:list>
                                <text:list-item>
                                  <text:p text:style-name="P32">該人類個體、人體 有機率滋潤 該細胞個體。</text:p>
                                  <text:list>
                                    <text:list-item>
                                      <text:p text:style-name="P265">明顯例子，充足睡眠、健康飲食、運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假定，該人類個體、人體 認定 該細胞個體 是 異常個體、缺德、無德、反德。</text:p>
                              <text:list>
                                <text:list-item>
                                  <text:p text:style-name="P265"><text:span text:style-name="T75">該人類個體、人體 有機率 削弱、殲滅、滅絕 該細胞個體。</text:span><text:span text:style-name="T97">（明顯例子，癌細胞）</text:span></text:p>
                                  <text:list>
                                    <text:list-item>
                                      <text:p text:style-name="P264">明顯例子，吃藥、白血球、T細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4">明顯例子，某一特定人類個體 蘊含 某一特定力個體。</text:p>
                          <text:list>
                            <text:list-item>
                              <text:p text:style-name="P266">假定，<text:span text:style-name="T75">該人類個體、人體 認定 該力個體 是 正常個體、德。</text:span></text:p>
                              <text:list>
                                <text:list-item>
                                  <text:p text:style-name="P33">該人類個體、人體 有機率滋潤 該力個體。</text:p>
                                  <text:list>
                                    <text:list-item>
                                      <text:p text:style-name="P33">明顯例子，出力、加速、維持。<text:span text:style-name="T96">（成長期、成熟期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">假定，該人類個體、人體 認定 該力個體 是 異常個體、缺德、無德、反德。</text:p>
                              <text:list>
                                <text:list-item>
                                  <text:p text:style-name="P35">該人類個體、人體 有機率 削弱、殲滅、滅絕 該力個體。<text:span text:style-name="T100">（明顯例子，帕金森氏症）</text:span></text:p>
                                  <text:list>
                                    <text:list-item>
                                      <text:p text:style-name="P267">明顯例子，出力、吃藥、手術。<text:span text:style-name="T98">（衰亡期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bookmark-start text:name="凌辱型監控"/>凌辱型監控<text:bookmark-end text:name="凌辱型監控"/></text:p>
          <text:list>
            <text:list-item>
              <text:p text:style-name="P39">凌辱型監控 是 反隱私監控、（人類 認定的）大規模監控。</text:p>
            </text:list-item>
            <text:list-item>
              <text:p text:style-name="P39">凌辱型監控 是（某一特定群體的）某一特定個體群 監控（該群體的）其他個體群。</text:p>
              <text:list>
                <text:list-item>
                  <text:p text:style-name="P40">該群體 蘊含 該個體群、該其他個體群。</text:p>
                </text:list-item>
                <text:list-item>
                  <text:p text:style-name="P41">該個體群、該其他個體群 是 該群體的 內在物質。</text:p>
                </text:list-item>
                <text:list-item>
                  <text:p text:style-name="P39">明顯例子，人類文明，某一特定人類個體群 凌辱型監控 其他人類個體群。</text:p>
                  <text:list>
                    <text:list-item>
                      <text:p text:style-name="P40">人類文明 蘊含 該人類個體群、該其他人類個體群。</text:p>
                    </text:list-item>
                    <text:list-item>
                      <text:p text:style-name="P42">該人類個體群、該其他人類個體群 是 人類文明的 內在物質。</text:p>
                    </text:list-item>
                  </text:list>
                </text:list-item>
                <text:list-item>
                  <text:p text:style-name="P43">明顯例子，細胞個體 去看、去聽、去感測 人類個體，不是 偷窺、竊聽、凌辱型監控。</text:p>
                </text:list-item>
                <text:list-item>
                  <text:p text:style-name="P43">明顯例子，細胞個體 去看、去聽、去感測 細胞個體，是 偷窺、竊聽、凌辱型監控。</text:p>
                  <text:list>
                    <text:list-item>
                      <text:p text:style-name="P44">偷窺、竊聽 是 沒有經過同意 就 去看、去聽、去感測 私人物品、私人空間、私人部位。</text:p>
                      <text:list>
                        <text:list-item>
                          <text:p text:style-name="P43">同意 的 明顯例子，被偷窺的個體有同意、群體有事先制定規則和同意規則的同意。</text:p>
                        </text:list-item>
                      </text:list>
                    </text:list-item>
                    <text:list-item>
                      <text:p text:style-name="P45">去看、去聽、去感測 是 去看、去聽、去感測 私人物品、私人空間。</text:p>
                      <text:list>
                        <text:list-item>
                          <text:p text:style-name="P46">去看、去聽、去感測 是 直接、間接 去看、去聽、去感測 私人物品、私人空間。</text:p>
                          <text:list>
                            <text:list-item>
                              <text:p text:style-name="P47">直接 的 明顯例子，細胞個體 去看、去聽、去感測 其他細胞個體的 私人物品。</text:p>
                              <text:list>
                                <text:list-item>
                                  <text:p text:style-name="P48">該細胞個體 偷窺、竊聽、凌辱型監控 其他細胞個體。</text:p>
                                </text:list-item>
                              </text:list>
                            </text:list-item>
                            <text:list-item>
                              <text:p text:style-name="P49">間接 的 明顯例子，某一特定細胞個體 去看、去聽、去感測 肌肉個體。</text:p>
                              <text:list>
                                <text:list-item>
                                  <text:p text:style-name="P47">肌肉個體 去看、去聽、去感測 其他細胞個體的 私人物品、私人空間。</text:p>
                                </text:list-item>
                                <text:list-item>
                                  <text:p text:style-name="P50">該細胞個體 去看、去聽、去感測（肌肉個體 看到、聽到 的）其他細胞個體。</text:p>
                                </text:list-item>
                                <text:list-item>
                                  <text:p text:style-name="P51">該細胞個體 偷窺、竊聽、凌辱型監控 其他細胞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明顯例子，細胞個體 去看、去聽、去感測 細胞核個體，不是 偷窺、竊聽、凌辱型監控。</text:p>
                  <text:list>
                    <text:list-item>
                      <text:p text:style-name="P52">細胞核個體 不是 其他細胞個體 包覆的 細胞核個體。</text:p>
                    </text:list-item>
                    <text:list-item>
                      <text:p text:style-name="P53">細胞核個體 是 該細胞個體（自己）包覆的 細胞核個體。</text:p>
                      <text:list>
                        <text:list-item>
                          <text:p text:style-name="P54">假定，某一特定細胞個體 去看、去聽、去感測，該細胞個體 包覆的 細胞核個體。</text:p>
                          <text:list>
                            <text:list-item>
                              <text:p text:style-name="P54">不是 偷窺、竊聽、凌辱型監控。</text:p>
                            </text:list-item>
                          </text:list>
                        </text:list-item>
                        <text:list-item>
                          <text:p text:style-name="P55">假定，某一特定細胞個體 去看、去聽、去感測，其他細胞個體 包覆的 細胞核個體。</text:p>
                          <text:list>
                            <text:list-item>
                              <text:p text:style-name="P54">是 偷窺、竊聽、凌辱型監控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明顯例子，細胞個體 去看、去聽、去感測 力個體，不是 偷窺、竊聽、凌辱型監控。</text:p>
                  <text:list>
                    <text:list-item>
                      <text:p text:style-name="P56">力個體 不是 其他細胞個體 蘊含的 細胞核個體。</text:p>
                    </text:list-item>
                    <text:list-item>
                      <text:p text:style-name="P53">力個體 是 該細胞個體（自己）蘊含的 細胞核個體。</text:p>
                      <text:list>
                        <text:list-item>
                          <text:p text:style-name="P57">假定，某一特定細胞個體 去看、去聽、去感測，該細胞個體 蘊含的 力個體。</text:p>
                          <text:list>
                            <text:list-item>
                              <text:p text:style-name="P57">不是 偷窺、竊聽、凌辱型監控。</text:p>
                            </text:list-item>
                          </text:list>
                        </text:list-item>
                        <text:list-item>
                          <text:p text:style-name="P58">假定，某一特定細胞個體 去看、去聽、去感測，其他細胞個體 蘊含的 力個體。</text:p>
                          <text:list>
                            <text:list-item>
                              <text:p text:style-name="P57">是 偷窺、竊聽、凌辱型監控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凌辱型監控 極端違反、極端侵犯、極端凌辱（人類 認定的）人權、隱私。</text:p>
            </text:list-item>
            <text:list-item>
              <text:p text:style-name="P59">凌辱型監控 的 明顯例子，稜鏡計畫、天網系統、香蒲行動。</text:p>
            </text:list-item>
          </text:list>
        </text:list-item>
        <text:list-item>
          <text:p text:style-name="P59"><text:bookmark-start text:name="藝術品"/>藝術品<text:bookmark-end text:name="藝術品"/></text:p>
          <text:list>
            <text:list-item>
              <text:p text:style-name="P60">藝術品 的 明顯例子，畫、樂譜、寶石。</text:p>
            </text:list-item>
            <text:list-item>
              <text:p text:style-name="P59">用途。</text:p>
              <text:list>
                <text:list-item>
                  <text:p text:style-name="P59">欣賞、享受。</text:p>
                </text:list-item>
                <text:list-item>
                  <text:p text:style-name="P61">賺錢、洗錢。<text:span text:style-name="T96">（、資產管理、方便攜帶（明顯例子，逃難）、變現）（錢）</text:span></text:p>
                </text:list-item>
                <text:list-item>
                  <text:p text:style-name="P59">分享、回憶。</text:p>
                  <text:list>
                    <text:list-item>
                      <text:p text:style-name="P59">明顯例子，虛無體制。</text:p>
                      <text:list>
                        <text:list-item>
                          <text:p text:style-name="P59">明顯例子，釋迦摩尼 把 花 展示給 僧團 看。</text:p>
                          <text:list>
                            <text:list-item>
                              <text:p text:style-name="P62">花 <text:span text:style-name="T197">↔</text:span> 藝術品<text:span text:style-name="T153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明顯例子，觸景生情。</text:p>
                      <text:list>
                        <text:list-item>
                          <text:p text:style-name="P63">明顯例子，跟 家人 一起 欣賞（藝術品）、相處、生活，的 回憶、記憶、點點滴滴。</text:p>
                          <text:list>
                            <text:list-item>
                              <text:p text:style-name="P64">藝術品 <text:span text:style-name="T197">↔</text:span>（能夠 看到、聽到、摸到、聞到、嘗到 的）實體 信物、紀念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獨佔、封鎖。</text:p>
                </text:list-item>
              </text:list>
            </text:list-item>
            <text:list-item>
              <text:p text:style-name="P59">賺錢、洗錢 用的 藝術品。</text:p>
              <text:list>
                <text:list-item>
                  <text:p text:style-name="P59">特徵。</text:p>
                  <text:list>
                    <text:list-item>
                      <text:p text:style-name="P59">能夠 直觀、直接 欣賞、享受。</text:p>
                      <text:list>
                        <text:list-item>
                          <text:p text:style-name="P65">明顯例子，畫 能夠 直觀、直接 欣賞、享受。</text:p>
                        </text:list-item>
                        <text:list-item>
                          <text:p text:style-name="P65">反例。</text:p>
                          <text:list>
                            <text:list-item>
                              <text:p text:style-name="P65">明顯例子，樂譜 無法、極端難以 直觀、直接 欣賞、享受。</text:p>
                              <text:list>
                                <text:list-item>
                                  <text:p text:style-name="P66">某一特定個體 彈奏（樂譜 的）音樂。</text:p>
                                </text:list-item>
                                <text:list-item>
                                  <text:p text:style-name="P66">其他個體 才能夠 欣賞、享受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抽象例子，程式語言。</text:p>
                          <text:list>
                            <text:list-item>
                              <text:p text:style-name="P67">直譯式程式語言 <text:span text:style-name="T202">↔</text:span><text:span text:style-name="T152"> </text:span>畫<text:span text:style-name="T152">。</text:span></text:p>
                              <text:list>
                                <text:list-item>
                                  <text:p text:style-name="P68">直譯式程式語言 的 明顯<text:span text:style-name="T16">例子，</text:span><text:span text:style-name="T17">Python</text:span><text:span text:style-name="T152">。</text:span></text:p>
                                </text:list-item>
                              </text:list>
                            </text:list-item>
                            <text:list-item>
                              <text:p text:style-name="P67">編譯式程式語言 <text:span text:style-name="T202">↔</text:span><text:span text:style-name="T152"> </text:span>樂譜<text:span text:style-name="T152">。</text:span></text:p>
                              <text:list>
                                <text:list-item>
                                  <text:p text:style-name="P68">編譯式程式語言 的 明顯<text:span text:style-name="T16">例子，</text:span><text:span text:style-name="T17">C</text:span>語言<text:span text:style-name="T15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作者的 作品風格、畫風 獨樹一格。</text:p>
                      <text:list>
                        <text:list-item>
                          <text:p text:style-name="P69">原因很明顯，為了 防止 類似、雷同（風格、畫風 的作者 的）作品 也被 炒作。</text:p>
                          <text:list>
                            <text:list-item>
                              <text:p text:style-name="P69">類似、雷同 （風格、畫風 的作者 的）作品 越多，越難以掌控、越通貨膨脹。</text:p>
                            </text:list-item>
                          </text:list>
                        </text:list-item>
                        <text:list-item>
                          <text:p text:style-name="P69">明顯例子，梵谷、畢卡索、貼著膠帶的香蕉（<text:span text:style-name="T1">NFT</text:span>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<text:bookmark-start text:name="核汙染危機"/>核汙染危機<text:bookmark-end text:name="核汙染危機"/></text:p>
          <text:list>
            <text:list-item>
              <text:p text:style-name="P69">比基尼環礁<text:span text:style-name="T16">的 </text:span><text:span text:style-name="T18">The Tomb</text:span>。</text:p>
              <text:list>
                <text:list-item>
                  <text:p text:style-name="P273">明顯例子，颱風、海嘯、海平面上升。</text:p>
                </text:list-item>
              </text:list>
            </text:list-item>
            <text:list-item>
              <text:p text:style-name="P70"><text:span text:style-name="T16">切爾諾貝利的 </text:span><text:span text:style-name="T19">Elephant's foot。</text:span></text:p>
              <text:list>
                <text:list-item>
                  <text:p text:style-name="P274">明顯例子，雨水、地震、地下水。</text:p>
                </text:list-item>
              </text:list>
            </text:list-item>
            <text:list-item>
              <text:p text:style-name="P71"><text:span text:style-name="T37">福島</text:span><text:span text:style-name="T16">的 核輻射水。</text:span></text:p>
              <text:list>
                <text:list-item>
                  <text:p text:style-name="P275">明顯例子，放置核廢水的容器被塞滿。</text:p>
                </text:list-item>
              </text:list>
            </text:list-item>
            <text:list-item>
              <text:p text:style-name="P71"><text:span text:style-name="T20">（西班牙外海 的）</text:span><text:span text:style-name="T16">核魚雷、（格陵蘭島冰蓋、西班牙外海、琉球外海 的）氫彈。</text:span></text:p>
              <text:list>
                <text:list-item>
                  <text:p text:style-name="P275">明顯例子，核魚雷、氫彈 自爆。</text:p>
                </text:list-item>
              </text:list>
            </text:list-item>
          </text:list>
        </text:list-item>
        <text:list-item>
          <text:p text:style-name="P275"><text:bookmark-start text:name="權力"/>權力<text:bookmark-end text:name="權力"/></text:p>
          <text:list>
            <text:list-item>
              <text:p text:style-name="P275">權力 使 人 腐化。</text:p>
              <text:list>
                <text:list-item>
                  <text:p text:style-name="P276">明顯例子，<text:span text:style-name="T191">一九八四（</text:span><text:span text:style-name="T83">喬治</text:span><text:span text:style-name="T155">·</text:span><text:span text:style-name="T83">歐威爾</text:span><text:span text:style-name="T154">）。</text:span></text:p>
                  <text:list>
                    <text:list-item>
                      <text:p text:style-name="P323">（<text:span text:style-name="T191">一九八四</text:span> 的描述在 <text:span text:style-name="T147">哲學</text:span> 文件群的 <text:span text:style-name="T79">喬治</text:span><text:span text:style-name="T148">·</text:span><text:span text:style-name="T79">歐威爾</text:span><text:span text:style-name="T83"> </text:span>的 <text:span text:style-name="T151">一九八四</text:span>）</text:p>
                    </text:list-item>
                  </text:list>
                </text:list-item>
              </text:list>
            </text:list-item>
            <text:list-item>
              <text:p text:style-name="P277">提權 使 人 腐敗。</text:p>
              <text:list>
                <text:list-item>
                  <text:p text:style-name="P277">明顯例子，希特勒、黨衛軍、納粹集中營。</text:p>
                </text:list-item>
              </text:list>
            </text:list-item>
            <text:list-item>
              <text:p text:style-name="P277">權限。</text:p>
              <text:list>
                <text:list-item>
                  <text:p text:style-name="P277">權限 不是 <text:span text:style-name="T156">Permission。</text:span></text:p>
                </text:list-item>
                <text:list-item>
                  <text:p text:style-name="P278">權限 是 <text:span text:style-name="T156">Power limit。</text:span><text:span text:style-name="T101">、權力域</text:span></text:p>
                  <text:list>
                    <text:list-item>
                      <text:p text:style-name="P279">權限，P<text:span text:style-name="T159">ower maximum limit </text:span><text:span text:style-name="T161">≥</text:span><text:span text:style-name="T159"> Power limit </text:span><text:span text:style-name="T161">≥</text:span><text:span text:style-name="T159"> </text:span>P<text:span text:style-name="T159">ower minimum limit。</text:span></text:p>
                      <text:list>
                        <text:list-item>
                          <text:p text:style-name="P280">權限，<text:span text:style-name="T159">權力上限 </text:span><text:span text:style-name="T161">≥</text:span><text:span text:style-name="T159"> 權限、權力域 </text:span><text:span text:style-name="T161">≥</text:span><text:span text:style-name="T159"> 權力下限。</text:span></text:p>
                        </text:list-item>
                      </text:list>
                    </text:list-item>
                    <text:list-item>
                      <text:p text:style-name="P285"><text:span text:style-name="T158">P</text:span>ower maximum limit 是 權力上限。<text:span text:style-name="T96">、權力域的上限</text:span></text:p>
                      <text:list>
                        <text:list-item>
                          <text:p text:style-name="P286">權力上限 不代表 一定要使用。</text:p>
                          <text:list>
                            <text:list-item>
                              <text:p text:style-name="P286">明顯例子，美蘇冷戰。</text:p>
                              <text:list>
                                <text:list-item>
                                  <text:p text:style-name="P286">美國、蘇聯 的 權力上限 是 發射核彈、互相毀滅、爆發第三次世界大戰。</text:p>
                                </text:list-item>
                                <text:list-item>
                                  <text:p text:style-name="P286">美國、蘇聯 沒有使用 權力上限。</text:p>
                                  <text:list>
                                    <text:list-item>
                                      <text:p text:style-name="P286">美蘇冷戰 沒有爆發 第三次世界大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7">權力上限，<text:span text:style-name="T157">第</text:span>a層級 <text:span text:style-name="T160">≥</text:span> <text:span text:style-name="T158">第</text:span><text:span text:style-name="T84">（</text:span>a-1<text:span text:style-name="T84">）</text:span>層級。</text:p>
                          <text:list>
                            <text:list-item>
                              <text:p text:style-name="P287">n <text:span text:style-name="T160">≥</text:span> a <text:span text:style-name="T160">≥</text:span> u。</text:p>
                            </text:list-item>
                          </text:list>
                        </text:list-item>
                        <text:list-item>
                          <text:p text:style-name="P288">明顯例子，權力上限，<text:span text:style-name="T158">體制 </text:span><text:span text:style-name="T160">≥</text:span><text:span text:style-name="T158"> 領導層 </text:span><text:span text:style-name="T160">≥</text:span><text:span text:style-name="T158"> 國民群。</text:span></text:p>
                        </text:list-item>
                      </text:list>
                    </text:list-item>
                    <text:list-item>
                      <text:p text:style-name="P281">P<text:span text:style-name="T159">ower minimum limit 是 權力下限。</text:span><text:span text:style-name="T102">、權力域的下限</text:span></text:p>
                      <text:list>
                        <text:list-item>
                          <text:p text:style-name="P282"><text:span text:style-name="T159">權力下限，</text:span>第<text:span text:style-name="T159">a層級 = </text:span>第<text:span text:style-name="T84">（</text:span><text:span text:style-name="T159">a-1</text:span><text:span text:style-name="T84">）</text:span><text:span text:style-name="T159">層級。</text:span></text:p>
                        </text:list-item>
                        <text:list-item>
                          <text:p text:style-name="P289">明顯例子，權力下限，<text:span text:style-name="T158">體制 = 領導層 = 國民群。</text:span></text:p>
                        </text:list-item>
                        <text:list-item>
                          <text:p text:style-name="P290">明顯例子，<text:span text:style-name="T158">體制、領導層、國民群 擁有（不危害 其他個體 的前提，）自由的 權限。</text:span></text:p>
                          <text:list>
                            <text:list-item>
                              <text:p text:style-name="P290">自由 是<text:span text:style-name="T158">（不危害、沒有危害 其他個體 的前提之下，）</text:span>存在、變化 自由。</text:p>
                            </text:list-item>
                            <text:list-item>
                              <text:p text:style-name="P290">自由 是<text:span text:style-name="T158">（不危害、沒有危害 其他個體 的前提之下，）</text:span>思想、決策、行動 自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3">明顯例子，權限 <text:span text:style-name="T203">↔</text:span><text:span text:style-name="T84">（</text:span><text:span text:style-name="T85">數學</text:span><text:span text:style-name="T84"> 認定的）域</text:span><text:span text:style-name="T157">。</text:span></text:p>
                  <text:list>
                    <text:list-item>
                      <text:p text:style-name="P284">國民群的 權限 <text:span text:style-name="T203">↔</text:span><text:span text:style-name="T157"> 有理數</text:span><text:span text:style-name="T84">域</text:span><text:span text:style-name="T157">。</text:span></text:p>
                    </text:list-item>
                    <text:list-item>
                      <text:p text:style-name="P291"><text:span text:style-name="T158">領導層的 權限 </text:span><text:span text:style-name="T197">↔</text:span> 無理數<text:span text:style-name="T84">域</text:span>。</text:p>
                    </text:list-item>
                    <text:list-item>
                      <text:p text:style-name="P291"><text:span text:style-name="T158">體制的 權限 </text:span><text:span text:style-name="T197">↔</text:span> 虛數<text:span text:style-name="T84">域</text:span>。</text:p>
                      <text:list>
                        <text:list-item>
                          <text:p text:style-name="P292">虛數<text:span text:style-name="T84">域 蘊含 </text:span>虛數<text:span text:style-name="T84">、</text:span>無理數<text:span text:style-name="T84">、</text:span>有理數。</text:p>
                        </text:list-item>
                        <text:list-item>
                          <text:p text:style-name="P293"><text:span text:style-name="T159">權限</text:span>，虛數<text:span text:style-name="T84">域</text:span><text:span text:style-name="T159"> </text:span><text:span text:style-name="T161">≥</text:span><text:span text:style-name="T159">（</text:span>虛數域 的<text:span text:style-name="T159">）數字、數值 所存在的、所使用的 域 </text:span><text:span text:style-name="T161">≥</text:span><text:span text:style-name="T159"> </text:span>有理數<text:span text:style-name="T84">域。</text:span></text:p>
                          <text:list>
                            <text:list-item>
                              <text:p text:style-name="P294"><text:span text:style-name="T84">明顯例子，假定，某一特定 數字、數值 的 </text:span><text:span text:style-name="T159">權力上限</text:span><text:span text:style-name="T84"> 是 </text:span>虛數<text:span text:style-name="T84">域。</text:span></text:p>
                              <text:list>
                                <text:list-item>
                                  <text:p text:style-name="P295"><text:span text:style-name="T84">該數字、該數值 </text:span><text:span text:style-name="T159">所存在的、所使用的 域，</text:span><text:span text:style-name="T84">不一定 是 虛數</text:span><text:span text:style-name="T159">域</text:span><text:span text:style-name="T84">。</text:span></text:p>
                                  <text:list>
                                    <text:list-item>
                                      <text:p text:style-name="P26">該數字、該數值 不一定 是 虛數。</text:p>
                                    </text:list-item>
                                  </text:list>
                                </text:list-item>
                                <text:list-item>
                                  <text:p text:style-name="P295"><text:span text:style-name="T84">明顯例子，該數字、該數值 有機率是</text:span><text:span text:style-name="T22"> </text:span><text:span text:style-name="T23">1、</text:span>有理數<text:span text:style-name="T84">域（的 數）</text:span><text:span text:style-name="T86">。</text:span></text:p>
                                  <text:list>
                                    <text:list-item>
                                      <text:p text:style-name="P296"><text:span text:style-name="T86">抽象例子，某一特定個體 使用到 </text:span><text:span text:style-name="T159">權力下限。</text:span></text:p>
                                    </text:list-item>
                                    <text:list-item>
                                      <text:p text:style-name="P297"><text:span text:style-name="T86">抽象例子，該個體的 存在、變化，使用到 </text:span><text:span text:style-name="T159">權力下限。</text:span></text:p>
                                    </text:list-item>
                                    <text:list-item>
                                      <text:p text:style-name="P297"><text:span text:style-name="T86">抽象例子，該個體的 </text:span><text:span text:style-name="T159">思想、決策、行動</text:span><text:span text:style-name="T86">，使用到 </text:span><text:span text:style-name="T159">權力下限。</text:span></text:p>
                                      <text:list>
                                        <text:list-item>
                                          <text:p text:style-name="P298">明顯例子，某一特定人類個體的 呼吸，使用到 生存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5"><text:span text:style-name="T84">明顯例子，該數字、該數值 有機率是</text:span><text:span text:style-name="T22"> </text:span><text:span text:style-name="T164">π</text:span><text:span text:style-name="T23">、</text:span>無理數<text:span text:style-name="T84">域（的 數）</text:span><text:span text:style-name="T86">。</text:span></text:p>
                                  <text:list>
                                    <text:list-item>
                                      <text:p text:style-name="P296"><text:span text:style-name="T86">抽象例子，某一特定個體 使用到 </text:span><text:span text:style-name="T159">權力域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95"><text:span text:style-name="T84">明顯例子，該數字、該數值 有機率是</text:span><text:span text:style-name="T22"> </text:span><text:span text:style-name="T164">i</text:span><text:span text:style-name="T23">、</text:span>虛數域<text:span text:style-name="T84">（的 數）</text:span><text:span text:style-name="T86">。</text:span></text:p>
                                  <text:list>
                                    <text:list-item>
                                      <text:p text:style-name="P296"><text:span text:style-name="T86">抽象例子，某一特定個體 使用到 </text:span><text:span text:style-name="T159">權力上限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95"><text:span text:style-name="T84">明顯例子，該數字、該數值 有機率是</text:span><text:span text:style-name="T22"> </text:span><text:span text:style-name="T164">i*π+1</text:span><text:span text:style-name="T23">、</text:span>虛數域<text:span text:style-name="T84">（的 數）</text:span><text:span text:style-name="T86">。</text:span></text:p>
                                  <text:list>
                                    <text:list-item>
                                      <text:p text:style-name="P296"><text:span text:style-name="T86">抽象例子，某一特定個體 使用到 </text:span><text:span text:style-name="T159">權力上限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權限 不是 目的。</text:p>
                </text:list-item>
                <text:list-item>
                  <text:p text:style-name="P72">權限 是（非必要、不一定要使用的、不一定會使用到的）手段、方法、工具。</text:p>
                  <text:list>
                    <text:list-item>
                      <text:p text:style-name="P72">明顯例子，假定，某一特定個體 持有 鐵鎚。</text:p>
                      <text:list>
                        <text:list-item>
                          <text:p text:style-name="P73">該個體 有機率看到東西 都當作 釘子。</text:p>
                        </text:list-item>
                        <text:list-item>
                          <text:p text:style-name="P74">該個體 有機率使用 鐵鎚 吃飯。</text:p>
                        </text:list-item>
                        <text:list-item>
                          <text:p text:style-name="P73">該個體 有機率不會使用 鐵鎚 吃飯。</text:p>
                        </text:list-item>
                        <text:list-item>
                          <text:p text:style-name="P73">該個體 有機率把 鐵鎚 收起來，拿出 餐具 吃飯。</text:p>
                        </text:list-item>
                        <text:list-item>
                          <text:p text:style-name="P73">該個體 有機率使用 鐵鎚 製作 餐具，再使用餐具 吃飯。</text:p>
                        </text:list-item>
                        <text:list-item>
                          <text:p text:style-name="P198"><text:span text:style-name="T51">鐵鎚 </text:span><text:span text:style-name="T204">↔</text:span><text:span text:style-name="T54"> 權力、提權、權力上限。</text:span></text:p>
                          <text:list>
                            <text:list-item>
                              <text:p text:style-name="P198"><text:span text:style-name="T51">看到東西 都當作 釘子 </text:span><text:span text:style-name="T205">↔</text:span><text:span text:style-name="T55"> 權力 使 人 腐化。</text:span></text:p>
                            </text:list-item>
                            <text:list-item>
                              <text:p text:style-name="P199"><text:span text:style-name="T51">吃飯 </text:span><text:span text:style-name="T204">↔</text:span><text:span text:style-name="T54"> 思想、決策、行動。</text:span></text:p>
                            </text:list-item>
                            <text:list-item>
                              <text:p text:style-name="P200"><text:span text:style-name="T51">餐具 </text:span><text:span text:style-name="T204">↔</text:span><text:span text:style-name="T54"> 權力域</text:span><text:span text:style-name="T51">。</text:span></text:p>
                            </text:list-item>
                            <text:list-item>
                              <text:p text:style-name="P201"><text:span text:style-name="T51">使用 鐵鎚 製作 餐具 </text:span><text:span text:style-name="T204">↔</text:span><text:span text:style-name="T54"> 使用 工具 製作（合適、用來吃飯的）工具（、餐具）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明顯例子，假定，某一特定個體 學習、瞭解、熟練 微積分、線性代數、加減乘除。</text:p>
                      <text:list>
                        <text:list-item>
                          <text:p text:style-name="P202"><text:span text:style-name="T54">學習、瞭解、熟練 </text:span><text:span text:style-name="T206">↔</text:span><text:span text:style-name="T56"> 擁有、能夠（選擇 不）使用。</text:span></text:p>
                        </text:list-item>
                        <text:list-item>
                          <text:p text:style-name="P203"><text:span text:style-name="T54">該個體的 權限，微積分</text:span><text:span text:style-name="T21"> </text:span><text:span text:style-name="T161">≥ </text:span><text:span text:style-name="T54">線性代數</text:span><text:span text:style-name="T21"> </text:span><text:span text:style-name="T161">≥ <text:s/></text:span><text:span text:style-name="T54">加減乘除。</text:span></text:p>
                        </text:list-item>
                        <text:list-item>
                          <text:p text:style-name="P97">假定，該個體 逛街、購物，估算、心算（這次的）支出、花費（金額）。</text:p>
                          <text:list>
                            <text:list-item>
                              <text:p text:style-name="P99">估算、心算 支出、花費 <text:span text:style-name="T207">↔</text:span><text:span text:style-name="T165"> 使用 某一特定權限 進行 </text:span>思想、決策、行動。</text:p>
                              <text:list>
                                <text:list-item>
                                  <text:p text:style-name="P99">估算、心算 支出、花費 <text:span text:style-name="T207">↔</text:span><text:span text:style-name="T165"> 使用 該權限（的 </text:span>思想、決策、行動<text:span text:style-name="T165">）達到 目的</text:span>。</text:p>
                                </text:list-item>
                                <text:list-item>
                                  <text:p text:style-name="P99">估算、心算 <text:span text:style-name="T207">↔</text:span><text:span text:style-name="T165"> 使用 該權限（進行 某一特定 </text:span>思想、決策、行動<text:span text:style-name="T165">）。</text:span></text:p>
                                </text:list-item>
                                <text:list-item>
                                  <text:p text:style-name="P99">（知道、記憶）支出、花費 <text:span text:style-name="T207">↔</text:span><text:span text:style-name="T165">（該 思想、決策、行動）達到 目的（現象）</text:span>。</text:p>
                                </text:list-item>
                              </text:list>
                            </text:list-item>
                            <text:list-item>
                              <text:p text:style-name="P100">該個體 能夠使用 微積分、線性代數、加減乘除 估算、心算 支出、花費。</text:p>
                            </text:list-item>
                            <text:list-item>
                              <text:p text:style-name="P101">該個體 能夠同時使用 微積分、線性代數、加減乘除 估算、心算 支出、花費。</text:p>
                            </text:list-item>
                            <text:list-item>
                              <text:p text:style-name="P100">該個體 不需要使用到 微積分、線性代數。</text:p>
                            </text:list-item>
                            <text:list-item>
                              <text:p text:style-name="P102">該個體 只需要使用到 加減乘除。</text:p>
                              <text:list>
                                <text:list-item>
                                  <text:p text:style-name="P102">該個體 只需要使用到 加減乘除的 加法、乘法。</text:p>
                                </text:list-item>
                              </text:list>
                            </text:list-item>
                            <text:list-item>
                              <text:p text:style-name="P103">同時使用 微積分、線性代數、加減乘除 <text:span text:style-name="T208">↔</text:span><text:span text:style-name="T166"> 濫權、濫用工具、耗能。</text:span><text:span text:style-name="T104">、貪腐、</text:span><text:span text:style-name="T103">錯誤的貪腐政策</text:span></text:p>
                              <text:list>
                                <text:list-item>
                                  <text:p text:style-name="P104">原因很明顯，實際上，不需要用到 微積分、線性代數，但是 動用到。</text:p>
                                </text:list-item>
                                <text:list-item>
                                  <text:p text:style-name="P104">明顯例子，（故意）修改電報，爆發德法戰爭（俾斯麥<text:span text:style-name="T167">（德國，鐵血宰相）</text:span>）。</text:p>
                                </text:list-item>
                                <text:list-item>
                                  <text:p text:style-name="P300"><text:span text:style-name="T181">明顯例子，丟失（胡克 的）畫像（</text:span><text:span text:style-name="T182">牛頓</text:span><text:span text:style-name="T181">）。</text:span></text:p>
                                </text:list-item>
                                <text:list-item>
                                  <text:p text:style-name="P105">明顯例子，為了 信念，（單工、單方面）發動 信念戰爭（<text:span text:style-name="T180">泰德卡辛斯基</text:span>）。</text:p>
                                  <text:list>
                                    <text:list-item>
                                      <text:p text:style-name="P106"><text:span text:style-name="T180">泰德卡辛斯基 </text:span>設計、製造、使用 炸彈 攻擊、恐攻、恐怖攻擊 無辜個體。</text:p>
                                    </text:list-item>
                                    <text:list-item>
                                      <text:p text:style-name="P36">泰德卡辛斯基 要脅、威脅（兩個知名）報紙 印刷、發布 自己的 信念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只使用 加減乘除 <text:span text:style-name="T208">↔</text:span><text:span text:style-name="T166"> 合適的使用權限</text:span>、善用<text:span text:style-name="T166">工具、省能。</text:span></text:p>
                              <text:list>
                                <text:list-item>
                                  <text:p text:style-name="P108">合適 是 合宜、舒適、適當。</text:p>
                                </text:list-item>
                                <text:list-item>
                                  <text:p text:style-name="P109">明顯例子，解散軍隊、退休隱居（喬治<text:span text:style-name="T38">·</text:span>華盛頓<text:span text:style-name="T167">（美國，將軍）</text:span>）。</text:p>
                                </text:list-item>
                              </text:list>
                            </text:list-item>
                            <text:list-item>
                              <text:p text:style-name="P110">只使用 除法 <text:span text:style-name="T208">↔</text:span><text:span text:style-name="T166"> 沒有合適的使用權限、</text:span>沒有善用<text:span text:style-name="T166">工具、缺能、無能、反能。</text:span></text:p>
                              <text:list>
                                <text:list-item>
                                  <text:p text:style-name="P111">原因很明顯，只使用 除法 無法、極端難以 估算、心算 支出、花費。</text:p>
                                </text:list-item>
                                <text:list-item>
                                  <text:p text:style-name="P111">原因很明顯，使用 錯誤的 權限、工具。</text:p>
                                  <text:list>
                                    <text:list-item>
                                      <text:p text:style-name="P112">明顯例子，（使用<text:span text:style-name="T167">（錯誤的）</text:span>權限 進行）錯誤的 思想、決策、行動。</text:p>
                                    </text:list-item>
                                  </text:list>
                                </text:list-item>
                                <text:list-item>
                                  <text:p text:style-name="P112">明顯例子，指派 法律專長的個體 擔任 經濟部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3">個體、群體 有機率擁有 權限。<text:span text:style-name="T138">（</text:span><text:span text:style-name="T118">權限</text:span><text:span text:style-name="T119"> </text:span><text:span text:style-name="T141">↔</text:span><text:span text:style-name="T117">（</text:span><text:span text:style-name="T118">維持、提升、昇華）文明、一切 </text:span><text:span text:style-name="T137">的 載體、媒介、工具）</text:span></text:p>
                  <text:list>
                    <text:list-item>
                      <text:p text:style-name="P114">假定，某一特定個體、某一特定群體 擁有 某一特定權限。</text:p>
                      <text:list>
                        <text:list-item>
                          <text:p text:style-name="P114">該個體、該群體 使用 該權限，不是 為了（該個體）自己。</text:p>
                        </text:list-item>
                        <text:list-item>
                          <text:p text:style-name="P301"><text:span text:style-name="T16">該個體</text:span><text:span text:style-name="T183">、該群體</text:span><text:span text:style-name="T16"> 使用 該權限，是 為了（該個體）維持、提升、昇華 文明、一切。</text:span></text:p>
                          <text:list>
                            <text:list-item>
                              <text:p text:style-name="P75">該個體 是 <text:span text:style-name="T187">該權限的 </text:span>載體、媒介、工具。<text:span text:style-name="T134">（</text:span><text:span text:style-name="T133">個體</text:span><text:span text:style-name="T116"> </text:span><text:span text:style-name="T142">↔</text:span><text:span text:style-name="T114">（</text:span><text:span text:style-name="T115">維持、提升、昇華）文明、一切 </text:span><text:span text:style-name="T133">的 載體、媒介、工具 的 載體、媒介、工具）</text:span></text:p>
                            </text:list-item>
                            <text:list-item>
                              <text:p text:style-name="P75"><text:span text:style-name="T187">該群體</text:span> 是 <text:span text:style-name="T187">該權限的 </text:span>載體、媒介、工具。<text:span text:style-name="T134">（</text:span><text:span text:style-name="T133">群體</text:span><text:span text:style-name="T116"> </text:span><text:span text:style-name="T142">↔</text:span><text:span text:style-name="T114">（</text:span><text:span text:style-name="T115">維持、提升、昇華）文明、一切 </text:span><text:span text:style-name="T133">的 載體、媒介、工具 的 載體、媒介、工具）</text:span></text:p>
                            </text:list-item>
                          </text:list>
                        </text:list-item>
                        <text:list-item>
                          <text:p text:style-name="P117"><text:span text:style-name="T1">what </text:span><text:span text:style-name="T197">↔</text:span><text:span text:style-name="T1"> </text:span><text:span text:style-name="T187">某一特定</text:span><text:span text:style-name="T16">權限</text:span>。</text:p>
                          <text:list>
                            <text:list-item>
                              <text:p text:style-name="P118"><text:span text:style-name="T16">why </text:span><text:span text:style-name="T197">↔</text:span><text:span text:style-name="T33">（</text:span><text:span text:style-name="T16">維持、提升、昇華）文明、一切。</text:span><text:span text:style-name="T108">的一切、&lt;_?</text:span><text:span text:style-name="T111">3_&gt;</text:span><text:span text:style-name="T108">個體、（所有）個</text:span><text:span text:style-name="T99">體</text:span></text:p>
                            </text:list-item>
                            <text:list-item>
                              <text:p text:style-name="P117"><text:span text:style-name="T1">how </text:span><text:span text:style-name="T197">↔</text:span><text:span text:style-name="T1"> </text:span><text:span text:style-name="T187">某一特定個體、某一特定群體</text:span><text:span text:style-name="T33"> 使用 該權限</text:span>。</text:p>
                              <text:list>
                                <text:list-item>
                                  <text:p text:style-name="P119"><text:span text:style-name="T33">重點 不在 </text:span><text:span text:style-name="T187">該個體、該群體，</text:span><text:span text:style-name="T33">使用 該權限</text:span>。</text:p>
                                  <text:list>
                                    <text:list-item>
                                      <text:p text:style-name="P120"><text:span text:style-name="T33">重點 不在 哪個、那個、這個 </text:span><text:span text:style-name="T187">個體、群體 </text:span><text:span text:style-name="T33">使用 該權限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19"><text:span text:style-name="T33">重點 在 </text:span><text:span text:style-name="T187">某個體、某群體 </text:span><text:span text:style-name="T33">使用 該權限 </text:span><text:span text:style-name="T16">維持、提升、昇華 文明、一切。</text:span><text:span text:style-name="T136">某個體 是 某一特定個體</text:span></text:p>
                                  <text:list>
                                    <text:list-item>
                                      <text:p text:style-name="P121"><text:span text:style-name="T33">重點 在 有</text:span><text:span text:style-name="T187">個 個體、群體 </text:span><text:span text:style-name="T33">使用 該權限 </text:span><text:span text:style-name="T16">維持、提升、昇華 文明、一切。</text:span></text:p>
                                    </text:list-item>
                                    <text:list-item>
                                      <text:p text:style-name="P124"><text:span text:style-name="T16">任何個體、任何</text:span><text:span text:style-name="T187">群體</text:span><text:span text:style-name="T16"> 都能夠、都有機率 被取代、被更換。</text:span></text:p>
                                      <text:list>
                                        <text:list-item>
                                          <text:p text:style-name="P125"><text:span text:style-name="T16">個體 </text:span><text:span text:style-name="T45">的 </text:span><text:span text:style-name="T16">明顯例子，（基督教 認定的）摩西。</text:span></text:p>
                                        </text:list-item>
                                        <text:list-item>
                                          <text:p text:style-name="P125"><text:span text:style-name="T187">群體</text:span><text:span text:style-name="T16"> </text:span><text:span text:style-name="T45">的 </text:span><text:span text:style-name="T16">明顯例子，（基督教 認定的）亞述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2"><text:span text:style-name="T33">重點 在（</text:span><text:span text:style-name="T171">（</text:span><text:span text:style-name="T177">某個體、某群體 </text:span><text:span text:style-name="T171">使用 </text:span><text:span text:style-name="T177">某</text:span><text:span text:style-name="T171">權限</text:span><text:span text:style-name="T169">）</text:span><text:span text:style-name="T16">維持、提升、昇華）文明、一切。</text:span></text:p>
                                </text:list-item>
                              </text:list>
                            </text:list-item>
                            <text:list-item>
                              <text:p text:style-name="P123"><text:span text:style-name="T33">權限</text:span><text:span text:style-name="T1"> </text:span><text:span text:style-name="T197">↔</text:span><text:span text:style-name="T1"> 權力、</text:span><text:span text:style-name="T49">權利、義務、職責、職位、稱呼、</text:span><text:span text:style-name="T1">才能、能力、天賦、技術、知識、情報</text:span><text:span text:style-name="T46">、書籍、領域、文明、資源、原物料、本能、傳承</text:span><text:span text:style-name="T1">。</text:span><text:span text:style-name="T107">、肉質層、意識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扁鵲。</text:p>
                  <text:list>
                    <text:list-item>
                      <text:p text:style-name="P77">扁鵲 不是 <text:span text:style-name="T187">某一特定</text:span>人類個體的 稱呼。</text:p>
                    </text:list-item>
                    <text:list-item>
                      <text:p text:style-name="P77">扁鵲 是 <text:span text:style-name="T187">某一特定</text:span>職位的 稱呼。</text:p>
                      <text:list>
                        <text:list-item>
                          <text:p text:style-name="P306"><text:span text:style-name="T47">（擔任 </text:span>扁鵲 這個職位的）個體 是誰（名字、特徵）完全不重要、一點也不重要。</text:p>
                        </text:list-item>
                        <text:list-item>
                          <text:p text:style-name="P306"><text:span text:style-name="T47">（擔任 </text:span>扁鵲 這個職位的）個體 是 第幾代的扁鵲 完全不重要、一點也不重要。</text:p>
                        </text:list-item>
                        <text:list-item>
                          <text:p text:style-name="P78"><text:span text:style-name="T47">重點 在 </text:span><text:span text:style-name="T173">某個體</text:span><text:span text:style-name="T47"> 維持、提升、昇華、傳承、新生</text:span><text:span text:style-name="T187"> </text:span>扁鵲醫術。<text:span text:style-name="T103">（</text:span><text:span text:style-name="T120">某個體 </text:span><text:span text:style-name="T103">是</text:span><text:span text:style-name="T120">（擔任 </text:span><text:span text:style-name="T103">扁鵲 這個職位的）</text:span><text:span text:style-name="T120">某個體）</text:span></text:p>
                          <text:list>
                            <text:list-item>
                              <text:p text:style-name="P79">一脈單傳<text:span text:style-name="T195">、故步自封、孤軍奮戰</text:span>、閉門造車、機密不外傳 斷鏈的 風險極高。</text:p>
                              <text:list>
                                <text:list-item>
                                  <text:p text:style-name="P80">反制。</text:p>
                                  <text:list>
                                    <text:list-item>
                                      <text:p text:style-name="P80">開放式課程。</text:p>
                                    </text:list-item>
                                    <text:list-item>
                                      <text:p text:style-name="P126">團隊合作、互相交流、互相學習、良性競爭、站在前人肩膀上、研究探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<text:span text:style-name="T45">權限 </text:span><text:span text:style-name="T209">↔</text:span><text:span text:style-name="T48"> </text:span>扁鵲醫術。</text:p>
                      <text:list>
                        <text:list-item>
                          <text:p text:style-name="P307"><text:span text:style-name="T47">重點 不在 哪個、那個、這個 </text:span><text:span text:style-name="T187">個體、群體 發展 </text:span>扁鵲醫術。</text:p>
                        </text:list-item>
                        <text:list-item>
                          <text:p text:style-name="P307"><text:span text:style-name="T47">重點 在 </text:span><text:span text:style-name="T187">某個體、某群體 </text:span><text:span text:style-name="T47">使用 本能、傳承 維持、提升、昇華 </text:span>扁鵲醫術<text:span text:style-name="T47">。</text:span></text:p>
                          <text:list>
                            <text:list-item>
                              <text:p text:style-name="P308"><text:span text:style-name="T47">重點 在 </text:span><text:span text:style-name="T187">某個體、某群體 </text:span><text:span text:style-name="T47">使用 </text:span>扁鵲醫術<text:span text:style-name="T47"> 維持、提升、昇華 </text:span>治癒率<text:span text:style-name="T47">。</text:span></text:p>
                            </text:list-item>
                          </text:list>
                        </text:list-item>
                        <text:list-item>
                          <text:p text:style-name="P308"><text:span text:style-name="T47">重點 在 </text:span><text:span text:style-name="T187">某個體、某群體 </text:span><text:span text:style-name="T47">使用 本能、傳承 維持、提升、昇華 </text:span><text:span text:style-name="T187">某</text:span>醫術<text:span text:style-name="T47">。</text:span></text:p>
                          <text:list>
                            <text:list-item>
                              <text:p text:style-name="P309"><text:span text:style-name="T47">重點 在 某個體、某群體 使用 </text:span><text:span text:style-name="T187">某</text:span><text:span text:style-name="T47">醫術 維持、提升、昇華 治癒率。</text:span></text:p>
                            </text:list-item>
                          </text:list>
                        </text:list-item>
                        <text:list-item>
                          <text:p text:style-name="P310"><text:span text:style-name="T47">重點 在 </text:span><text:span text:style-name="T187">某個體、某群體 </text:span><text:span text:style-name="T47">使用 本能、傳承 維持、提升、昇華 </text:span><text:span text:style-name="T187">某技術</text:span><text:span text:style-name="T47">。</text:span></text:p>
                          <text:list>
                            <text:list-item>
                              <text:p text:style-name="P310"><text:span text:style-name="T47">重點 在 某個體、某群體 使用 </text:span><text:span text:style-name="T187">某技術</text:span><text:span text:style-name="T47"> 維持、提升、昇華 治癒率。</text:span></text:p>
                            </text:list-item>
                          </text:list>
                        </text:list-item>
                        <text:list-item>
                          <text:p text:style-name="P311"><text:span text:style-name="T47">重點 在 </text:span><text:span text:style-name="T187">某個體、某群體 </text:span><text:span text:style-name="T47">使用 本能、傳承 維持、提升、昇華 </text:span><text:span text:style-name="T187">某領域</text:span><text:span text:style-name="T47">。</text:span></text:p>
                          <text:list>
                            <text:list-item>
                              <text:p text:style-name="P312"><text:span text:style-name="T47">重點 在 某個體、某群體 使用 某</text:span><text:span text:style-name="T187">領域</text:span><text:span text:style-name="T47"> 維持、提升、昇華 治癒率。</text:span></text:p>
                            </text:list-item>
                          </text:list>
                        </text:list-item>
                        <text:list-item>
                          <text:p text:style-name="P310"><text:span text:style-name="T47">重點 在 </text:span><text:span text:style-name="T187">某個體、某群體 </text:span><text:span text:style-name="T47">使用 本能、傳承 維持、提升、昇華 </text:span><text:span text:style-name="T187">某道、某德、某個體</text:span><text:span text:style-name="T47">。</text:span></text:p>
                          <text:list>
                            <text:list-item>
                              <text:p text:style-name="P310"><text:span text:style-name="T47">重點 在 某個體、某群體 使用 某</text:span><text:span text:style-name="T187">道、某德、某個體</text:span><text:span text:style-name="T47"> 維持、提升、昇華 治癒率。</text:span></text:p>
                            </text:list-item>
                          </text:list>
                        </text:list-item>
                        <text:list-item>
                          <text:p text:style-name="P313"><text:span text:style-name="T47">重點 在（</text:span><text:span text:style-name="T187">某個體、某群體 </text:span><text:span text:style-name="T47">使用 本能、傳承）維持、提升、昇華 </text:span><text:span text:style-name="T187">某文明</text:span><text:span text:style-name="T47">。</text:span><text:span text:style-name="T121">、跨領域移植</text:span></text:p>
                          <text:list>
                            <text:list-item>
                              <text:p text:style-name="P313"><text:span text:style-name="T47">重點 在 某個體、某群體 使用 某</text:span><text:span text:style-name="T187">文明 </text:span><text:span text:style-name="T47">維持、提升、昇華、傳承、新生 治癒率。</text:span></text:p>
                            </text:list-item>
                            <text:list-item>
                              <text:p text:style-name="P82"><text:span text:style-name="T47">重點 在 </text:span><text:span text:style-name="T173">某個體、某群體 使用 某</text:span><text:span text:style-name="T177">文明</text:span><text:span text:style-name="T187"> </text:span><text:span text:style-name="T47">維持、提升、昇華、傳承、新生 一切。</text:span></text:p>
                              <text:list>
                                <text:list-item>
                                  <text:p text:style-name="P314"><text:span text:style-name="T47">假定，有 兩個（</text:span>信念有異<text:span text:style-name="T47">的）群體 都認定 自己 在 維持、提升、昇華 一切。</text:span></text:p>
                                  <text:list>
                                    <text:list-item>
                                      <text:p text:style-name="P328"><text:span text:style-name="T184">兩個（</text:span><text:span text:style-name="T186">信念有異</text:span><text:span text:style-name="T184">的）群體 的 明顯例子，</text:span><text:span text:style-name="T185">某</text:span><text:span text:style-name="T184">一特定文明的 兩個國家。</text:span><text:span text:style-name="T139">、 群體</text:span></text:p>
                                      <text:list>
                                        <text:list-item>
                                          <text:p text:style-name="P315">信念有異 是<text:span text:style-name="T47">（兩個 群體 之間的）</text:span>信念 有 差異、落差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4">第一個群體、第二個群體 有機率發生 信念戰爭。</text:p>
                                      <text:list>
                                        <text:list-item>
                                          <text:p text:style-name="P325">明顯例子，要、不要 維持生存，彈手指 消滅50%生命（復仇者聯盟）。</text:p>
                                          <text:list>
                                            <text:list-item>
                                              <text:p text:style-name="P326">要彈手指的群體 認定 彈手指 消滅50%生命，才能夠 維持生存。</text:p>
                                            </text:list-item>
                                            <text:list-item>
                                              <text:p text:style-name="P327">不要彈手指的群體 認定 要彈手指的群體 沒有資格 消滅50%生命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bookmark-start text:name="公平"/>公平<text:bookmark-end text:name="公平"/></text:p>
          <text:list>
            <text:list-item>
              <text:p text:style-name="P83">公平。</text:p>
              <text:list>
                <text:list-item>
                  <text:p text:style-name="P83">公共平等型公平。</text:p>
                  <text:list>
                    <text:list-item>
                      <text:p text:style-name="P84">公共平等型公平 是 無差別<text:span text:style-name="T187">公平。</text:span></text:p>
                    </text:list-item>
                    <text:list-item>
                      <text:p text:style-name="P115">明顯例子，多個相互獨立的管子、（人類 認定的）齊頭式平等。</text:p>
                      <text:list>
                        <text:list-item>
                          <text:p text:style-name="P116">多個相互獨立的管子 是 管子（之間）沒有 聯繫、相通。</text:p>
                          <text:list>
                            <text:list-item>
                              <text:p text:style-name="P85">公共平等型公平 是（無視、不理會 每個管子的 面積大小，）倒入 相同的 水量。</text:p>
                              <text:list>
                                <text:list-item>
                                  <text:p text:style-name="P86">面積大小<text:span text:style-name="T187"> </text:span><text:span text:style-name="T204">↔</text:span><text:span text:style-name="T187"> 面積、體積、容量、幾何形狀、材料特性、內在物質、外在環境。</text:span></text:p>
                                </text:list-item>
                                <text:list-item>
                                  <text:p text:style-name="P87">每個管子的 水面高度 有機率 不同。</text:p>
                                  <text:list>
                                    <text:list-item>
                                      <text:p text:style-name="P88">明顯例子，相同的 水量，管子的 容量 越大，水面高度 越低。</text:p>
                                    </text:list-item>
                                    <text:list-item>
                                      <text:p text:style-name="P89">明顯例子，管子的 入水口 越大，水面高度 上升（上限）越大。</text:p>
                                      <text:list>
                                        <text:list-item>
                                          <text:p text:style-name="P89">管子的 入水口 越大，液體的 蒸發效應 越大。</text:p>
                                        </text:list-item>
                                        <text:list-item>
                                          <text:p text:style-name="P89">假定，管子 能夠（主動、被動、被迫）控制（入水口的）蓋子。</text:p>
                                          <text:list>
                                            <text:list-item>
                                              <text:p text:style-name="P89">關閉（入水口的）蓋子 的時候，蒸發效應 趨近於 零、快速平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9">明顯例子，管子的 排水口 越大，水面高度 下降（上限）越大。</text:p>
                                      <text:list>
                                        <text:list-item>
                                          <text:p text:style-name="P90">假定，管子 能夠（主動、被動、被迫）控制（出水口的）蓋子。</text:p>
                                          <text:list>
                                            <text:list-item>
                                              <text:p text:style-name="P91">（出水口的）蓋子 越縮小 出水口，水面高度 下降（上限）越小。</text:p>
                                            </text:list-item>
                                            <text:list-item>
                                              <text:p text:style-name="P91">關閉（出水口的）蓋子 的時候，水面高度 下降 趨近於 零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明顯例子，管子的 透氣性 越大，液體的 蒸發效應 越大。<text:span text:style-name="T105">（氣體 越能夠穿透 管子）</text:span></text:p>
                                    </text:list-item>
                                    <text:list-item>
                                      <text:p text:style-name="P93">明顯例子，（管子 裝入的）液體 揮發性 越高，液體的 蒸發效應 越大。</text:p>
                                      <text:list>
                                        <text:list-item>
                                          <text:p text:style-name="P92">明顯例子，汞、酒精、液化氮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明顯例子，<text:span text:style-name="T162">資本</text:span><text:span text:style-name="T40">體制、</text:span><text:span text:style-name="T162">共產</text:span><text:span text:style-name="T40">體制、義務教育。</text:span></text:p>
                      <text:list>
                        <text:list-item>
                          <text:p text:style-name="P95">明顯例子，<text:span text:style-name="T162">資本</text:span><text:span text:style-name="T40">體制，</text:span><text:span text:style-name="T39">每一個個體的 資源 = 該個體（自己）擁有的 資源。</text:span></text:p>
                          <text:list>
                            <text:list-item>
                              <text:p text:style-name="P23">私有財產。</text:p>
                            </text:list-item>
                            <text:list-item>
                              <text:p text:style-name="P316"><text:span text:style-name="T189">（相關描述在 </text:span><text:span text:style-name="T6">體制</text:span><text:span text:style-name="T189"> 文件群的 </text:span><text:span text:style-name="T6">體制</text:span><text:span text:style-name="T40"> </text:span><text:span text:style-name="T189">的 </text:span><text:span text:style-name="T163">明顯例子，資本、共產、</text:span><text:span text:style-name="T5">虛無，</text:span><text:span text:style-name="T150">財產</text:span><text:span text:style-name="T189">）</text:span></text:p>
                            </text:list-item>
                          </text:list>
                        </text:list-item>
                        <text:list-item>
                          <text:p text:style-name="P95">明顯例子，<text:span text:style-name="T162">共產</text:span><text:span text:style-name="T40">體制，</text:span><text:span text:style-name="T39">每一個個體的 資源 = m / </text:span><text:span text:style-name="T41">n。</text:span></text:p>
                          <text:list>
                            <text:list-item>
                              <text:p text:style-name="P127"><text:span text:style-name="T42">共有財產</text:span><text:span text:style-name="T190">、均有財產、平均財產</text:span><text:span text:style-name="T42">。</text:span></text:p>
                            </text:list-item>
                            <text:list-item>
                              <text:p text:style-name="P317">（相關描述在 <text:span text:style-name="T6">體制</text:span> 文件群的 <text:span text:style-name="T6">體制</text:span><text:span text:style-name="T40"> </text:span>的 <text:span text:style-name="T163">明顯例子，資本、共產、</text:span><text:span text:style-name="T5">虛無，</text:span><text:span text:style-name="T150">財產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公正平等型公平。</text:p>
                  <text:list>
                    <text:list-item>
                      <text:p text:style-name="P83">公正平等型公平 是 <text:span text:style-name="T187">權重型公平。</text:span></text:p>
                    </text:list-item>
                    <text:list-item>
                      <text:p text:style-name="P83">明顯例子，聯通管原理。</text:p>
                      <text:list>
                        <text:list-item>
                          <text:p text:style-name="P96">管子 面積 越大 <text:span text:style-name="T210">↔</text:span><text:span text:style-name="T188"> 某一特定個體（</text:span><text:span text:style-name="T168">（到達、進入 </text:span><text:span text:style-name="T167">公正平等，）</text:span><text:span text:style-name="T188">所需的）權重 越大。</text:span></text:p>
                        </text:list-item>
                      </text:list>
                    </text:list-item>
                    <text:list-item>
                      <text:p text:style-name="P128"><text:span text:style-name="T157">明顯例子，</text:span><text:span text:style-name="T39">虛無</text:span><text:span text:style-name="T40">體制、</text:span><text:span text:style-name="T189">導師制</text:span><text:span text:style-name="T40">。</text:span></text:p>
                      <text:list>
                        <text:list-item>
                          <text:p text:style-name="P129"><text:span text:style-name="T157">明顯例子，</text:span><text:span text:style-name="T39">虛無</text:span><text:span text:style-name="T40">體制，</text:span><text:span text:style-name="T39">每一個個體的 資源 = m / </text:span><text:span text:style-name="T41">0。</text:span></text:p>
                          <text:list>
                            <text:list-item>
                              <text:p text:style-name="P24">無有財產、自然財產。</text:p>
                            </text:list-item>
                            <text:list-item>
                              <text:p text:style-name="P318"><text:span text:style-name="T189">（</text:span><text:span text:style-name="T39">虛無</text:span><text:span text:style-name="T190"> 的 描述在 </text:span><text:span text:style-name="T149">簡易描述</text:span><text:span text:style-name="T190"> 文件群的 </text:span><text:span text:style-name="T5">虛無</text:span><text:span text:style-name="T190">）</text:span></text:p>
                            </text:list-item>
                            <text:list-item>
                              <text:p text:style-name="P319"><text:span text:style-name="T189">（相關描述在 </text:span><text:span text:style-name="T6">體制</text:span><text:span text:style-name="T189"> 文件群的 </text:span><text:span text:style-name="T6">體制</text:span><text:span text:style-name="T40"> </text:span><text:span text:style-name="T189">的 </text:span><text:span text:style-name="T163">明顯例子，資本、共產、</text:span><text:span text:style-name="T5">虛無，</text:span><text:span text:style-name="T150">財產</text:span><text:span text:style-name="T189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0"><text:bookmark-start text:name="心理學"/>心理學<text:bookmark-end text:name="心理學"/></text:p>
          <text:list>
            <text:list-item>
              <text:p text:style-name="P204"><text:span text:style-name="T57">心理學</text:span><text:span text:style-name="T70"> 是</text:span><text:span text:style-name="T54">（人類 認定的）</text:span><text:span text:style-name="T57">心理學、行為學、社會學。</text:span></text:p>
              <text:list>
                <text:list-item>
                  <text:p text:style-name="P205"><text:span text:style-name="T70">明顯例子，</text:span><text:span text:style-name="T57">心理、行為、社會 記錄、分析、側寫。</text:span></text:p>
                </text:list-item>
                <text:list-item>
                  <text:p text:style-name="P206"><text:span text:style-name="T70">明顯例子，個體、群體 心理、行為</text:span><text:span text:style-name="T51"> 單一、連鎖、系</text:span><text:span text:style-name="T70">統 產生的、形成的 </text:span><text:span text:style-name="T57">社會 特徵、現象。</text:span></text:p>
                  <text:list>
                    <text:list-item>
                      <text:p text:style-name="P207"><text:span text:style-name="T70">明顯例子</text:span><text:span text:style-name="T34">，（使用 </text:span><text:span text:style-name="T57">心理學、行為學、社會學 記錄、分析、側寫</text:span><text:span text:style-name="T72">）</text:span><text:span text:style-name="T35">me too運動</text:span><text:span text:style-name="T71">。</text:span></text:p>
                    </text:list-item>
                    <text:list-item>
                      <text:p text:style-name="P207"><text:span text:style-name="T70">明顯例子</text:span><text:span text:style-name="T34">，（使用 </text:span><text:span text:style-name="T57">心理學、行為學、社會學 記錄、分析、側寫</text:span><text:span text:style-name="T72">）</text:span><text:span text:style-name="T35">某一特定 事件、個體</text:span><text:span text:style-name="T71">。</text:span></text:p>
                      <text:list>
                        <text:list-item>
                          <text:p text:style-name="P208"><text:span text:style-name="T71">對於 </text:span><text:span text:style-name="T57">心理學、行為學、社會學 來說，該</text:span><text:span text:style-name="T35">事件、</text:span><text:span text:style-name="T57">該</text:span><text:span text:style-name="T35">個體 不是 白</text:span><text:span text:style-name="T71">盒子</text:span><text:span text:style-name="T35">、灰</text:span><text:span text:style-name="T71">盒子。</text:span></text:p>
                        </text:list-item>
                        <text:list-item>
                          <text:p text:style-name="P208"><text:span text:style-name="T71">對於 </text:span><text:span text:style-name="T57">心理學、行為學、社會學 來說，該</text:span><text:span text:style-name="T35">事件、</text:span><text:span text:style-name="T57">該</text:span><text:span text:style-name="T35">個體 是 </text:span><text:span text:style-name="T71">黑盒子、混沌系統。</text:span></text:p>
                          <text:list>
                            <text:list-item>
                              <text:p text:style-name="P209"><text:span text:style-name="T70">明顯</text:span><text:span text:style-name="T71">例子，</text:span><text:span text:style-name="T34">（使用 </text:span><text:span text:style-name="T57">心理學、行為學、社會學 記錄、分析、側寫</text:span><text:span text:style-name="T72">）</text:span><text:span text:style-name="T57">該</text:span><text:span text:style-name="T35">事件</text:span><text:span text:style-name="T71">。</text:span></text:p>
                              <text:list>
                                <text:list-item>
                                  <text:p text:style-name="P210"><text:span text:style-name="T51">知道、</text:span><text:span text:style-name="T57">記錄、</text:span><text:span text:style-name="T51">分析</text:span><text:span text:style-name="T71"> </text:span><text:span text:style-name="T57">該</text:span><text:span text:style-name="T35">事件、</text:span><text:span text:style-name="T57">該</text:span><text:span text:style-name="T35">個體 </text:span><text:span text:style-name="T71">的 外表、外在環境、輸入輸出。</text:span></text:p>
                                  <text:list>
                                    <text:list-item>
                                      <text:p text:style-name="P211"><text:span text:style-name="T51">知道、</text:span><text:span text:style-name="T57">記錄、</text:span><text:span text:style-name="T51">分析</text:span><text:span text:style-name="T34">（</text:span><text:span text:style-name="T57">該</text:span><text:span text:style-name="T35">事件、</text:span><text:span text:style-name="T57">該</text:span><text:span text:style-name="T35">個體 </text:span><text:span text:style-name="T71">的</text:span><text:span text:style-name="T72">）</text:span><text:span text:style-name="T71">外表的 存在、變化。</text:span></text:p>
                                    </text:list-item>
                                    <text:list-item>
                                      <text:p text:style-name="P211"><text:span text:style-name="T71">知道、</text:span><text:span text:style-name="T57">記錄、</text:span><text:span text:style-name="T71">分析</text:span><text:span text:style-name="T34">（</text:span><text:span text:style-name="T57">該</text:span><text:span text:style-name="T35">事件、</text:span><text:span text:style-name="T57">該</text:span><text:span text:style-name="T35">個體 </text:span><text:span text:style-name="T71">的</text:span><text:span text:style-name="T72">）</text:span><text:span text:style-name="T71">外在環境的 存在、變化。</text:span></text:p>
                                    </text:list-item>
                                    <text:list-item>
                                      <text:p text:style-name="P211"><text:span text:style-name="T71">知道、</text:span><text:span text:style-name="T57">記錄、</text:span><text:span text:style-name="T71">分析</text:span><text:span text:style-name="T34">（</text:span><text:span text:style-name="T57">該</text:span><text:span text:style-name="T35">事件、</text:span><text:span text:style-name="T57">該</text:span><text:span text:style-name="T35">個體 </text:span><text:span text:style-name="T71">的</text:span><text:span text:style-name="T72">）</text:span><text:span text:style-name="T71">輸入輸出的 存在、變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12"><text:span text:style-name="T57">側寫、</text:span><text:span text:style-name="T71">猜測、認定 </text:span><text:span text:style-name="T57">該</text:span><text:span text:style-name="T35">事件、</text:span><text:span text:style-name="T57">該</text:span><text:span text:style-name="T35">個體 </text:span><text:span text:style-name="T71">的 內在、內在物質、內部機制。</text:span></text:p>
                                  <text:list>
                                    <text:list-item>
                                      <text:p text:style-name="P211"><text:span text:style-name="T57">側寫、</text:span><text:span text:style-name="T71">猜測、認定</text:span><text:span text:style-name="T34">（</text:span><text:span text:style-name="T57">該</text:span><text:span text:style-name="T35">事件、</text:span><text:span text:style-name="T57">該</text:span><text:span text:style-name="T35">個體 </text:span><text:span text:style-name="T71">的</text:span><text:span text:style-name="T72">）</text:span><text:span text:style-name="T71">內在的 存在、變化。</text:span></text:p>
                                    </text:list-item>
                                    <text:list-item>
                                      <text:p text:style-name="P211"><text:span text:style-name="T57">側寫、</text:span><text:span text:style-name="T71">猜測、認定</text:span><text:span text:style-name="T34">（</text:span><text:span text:style-name="T57">該</text:span><text:span text:style-name="T35">事件、</text:span><text:span text:style-name="T57">該</text:span><text:span text:style-name="T35">個體 </text:span><text:span text:style-name="T71">的</text:span><text:span text:style-name="T72">）</text:span><text:span text:style-name="T71">內在物質的 存在、變化。</text:span></text:p>
                                    </text:list-item>
                                    <text:list-item>
                                      <text:p text:style-name="P211"><text:span text:style-name="T57">側寫、</text:span><text:span text:style-name="T71">猜測、認定</text:span><text:span text:style-name="T34">（</text:span><text:span text:style-name="T57">該</text:span><text:span text:style-name="T35">事件、</text:span><text:span text:style-name="T57">該</text:span><text:span text:style-name="T35">個體 </text:span><text:span text:style-name="T71">的</text:span><text:span text:style-name="T72">）</text:span><text:span text:style-name="T71">內部機制的 存在、變化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9">混沌系統 的 明顯例子，天象系統。</text:p>
                              <text:list>
                                <text:list-item>
                                  <text:p text:style-name="P213"><text:span text:style-name="T35">明顯例子，人類（還）無法預測 下一秒 會不會 </text:span><text:span text:style-name="T36">出現</text:span><text:span text:style-name="T35"> 停止下雨 的現象。</text:span></text:p>
                                  <text:list>
                                    <text:list-item>
                                      <text:p text:style-name="P214"><text:span text:style-name="T35">明顯例子，學園都市 的 預測系統（超電磁砲</text:span><text:span text:style-name="T172">（動畫）</text:span><text:span text:style-name="T35">）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15"><text:span text:style-name="T35">明顯例子，人類（還）無法預測 下一秒 會不會 </text:span><text:span text:style-name="T36">出現</text:span><text:span text:style-name="T35"> 超新星爆炸 的現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<text:span text:style-name="T57">心理學 </text:span><text:span text:style-name="T211">↔</text:span><text:span text:style-name="T62"> </text:span><text:span text:style-name="T57">信念法則。</text:span></text:p>
            </text:list-item>
            <text:list-item>
              <text:p text:style-name="P217"><text:span text:style-name="T57">心理學 </text:span><text:span text:style-name="T211">↔</text:span><text:span text:style-name="T62"> 投影世界觀、錯誤嘗試法、類神經網路、（試圖）邏輯自洽、暴力破解、盲人潛水</text:span><text:span text:style-name="T57">。</text:span></text:p>
              <text:list>
                <text:list-item>
                  <text:p text:style-name="P218"><text:span text:style-name="T62">盲人</text:span><text:span text:style-name="T57">潛水 是 看不見、沒有視覺 的，某一特定 人類個體，進行 潛水 運動、活動。</text:span></text:p>
                  <text:list>
                    <text:list-item>
                      <text:p text:style-name="P218"><text:span text:style-name="T57">假定，該人類個體 從來不知道 海洋、海洋生物、海洋世界。</text:span><text:span text:style-name="T124">、水文、氣候、潮汐、洋流、生態系、生態圈、海洋分布、海洋深度、物種分布、天候循環</text:span></text:p>
                    </text:list-item>
                    <text:list-item>
                      <text:p text:style-name="P131">假定，該人類個體 摸到 珊瑚。</text:p>
                      <text:list>
                        <text:list-item>
                          <text:p text:style-name="P132">該人類個體 有機率認定（自己）摸到 石頭、無機體個體。</text:p>
                        </text:list-item>
                      </text:list>
                    </text:list-item>
                    <text:list-item>
                      <text:p text:style-name="P132">假定，該人類個體 正在 往下游。</text:p>
                      <text:list>
                        <text:list-item>
                          <text:p text:style-name="P219"><text:span text:style-name="T57">假定，該人類個體（不知道 自己）</text:span><text:span text:style-name="T68">迷航</text:span><text:span text:style-name="T57">。</text:span></text:p>
                        </text:list-item>
                        <text:list-item>
                          <text:p text:style-name="P132">該人類個體 有機率認定（自己）正在 往上游。</text:p>
                        </text:list-item>
                      </text:list>
                    </text:list-item>
                    <text:list-item>
                      <text:p text:style-name="P220"><text:span text:style-name="T57">該人類個體 </text:span><text:span text:style-name="T212">↔</text:span><text:span text:style-name="T67"> </text:span><text:span text:style-name="T57">心理學。</text:span></text:p>
                      <text:list>
                        <text:list-item>
                          <text:p text:style-name="P221"><text:span text:style-name="T57">海洋、海洋生物、海洋世界 </text:span><text:span text:style-name="T212">↔</text:span><text:span text:style-name="T67"> </text:span><text:span text:style-name="T88">意識、意識層。</text:span><text:span text:style-name="T123">、第一層級意識（以上）、第一層級法則（以上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3">心理學 是 藉由 描述、輸出、現象，猜測、統計、非監督式學習 投影世界觀。</text:p>
              <text:list>
                <text:list-item>
                  <text:p text:style-name="P133">心理學 是 藉由（黑盒子）描述、輸出、現象，猜測（黑盒子）本質、內在物質、內在機制。</text:p>
                  <text:list>
                    <text:list-item>
                      <text:p text:style-name="P130">明顯例子，性（佛洛伊德）。</text:p>
                    </text:list-item>
                    <text:list-item>
                      <text:p text:style-name="P134">只 觀測現象。</text:p>
                    </text:list-item>
                    <text:list-item>
                      <text:p text:style-name="P134">不去瞭解、無法瞭解 黑盒子的 本質、內在物質、內在機制。</text:p>
                      <text:list>
                        <text:list-item>
                          <text:p text:style-name="P134">不去把、無法把 黑盒子 變淡。</text:p>
                          <text:list>
                            <text:list-item>
                              <text:p text:style-name="P134">變淡 的 明顯例子，灰盒子、白盒子。</text:p>
                            </text:list-item>
                          </text:list>
                        </text:list-item>
                        <text:list-item>
                          <text:p text:style-name="P134">明顯例子，本能、傳承 還不夠高。</text:p>
                          <text:list>
                            <text:list-item>
                              <text:p text:style-name="P135">明顯例子，石器時代的 人類個體 不去瞭解、無法瞭解 打雷、閃電。</text:p>
                              <text:list>
                                <text:list-item>
                                  <text:p text:style-name="P135">石器時代的 人類個體 崇拜、跪拜 雷神。</text:p>
                                </text:list-item>
                                <text:list-item>
                                  <text:p text:style-name="P136">石器時代的 人類個體 不去把、無法把 打雷、閃電 原因、機制 搞懂、產生。</text:p>
                                  <text:list>
                                    <text:list-item>
                                      <text:p text:style-name="P222"><text:span text:style-name="T57">搞懂、產生 的 明顯例子，人造閃電（尼古拉</text:span><text:span text:style-name="T25">·</text:span><text:span text:style-name="T57">特斯拉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4">明顯例子，沒有認知到（錯誤、思覺謬誤）、被誤導。</text:p>
                          <text:list>
                            <text:list-item>
                              <text:p text:style-name="P223"><text:span text:style-name="T57">被誤導 的 明顯例子，某一特定個體 </text:span><text:span text:style-name="T88">孕育、蘊含 錯誤的 認知、投影世界觀。</text:span></text:p>
                              <text:list>
                                <text:list-item>
                                  <text:p text:style-name="P179">該個體 以（錯誤的）認知、投影世界觀 為根基，做出 思想、決策、行動。</text:p>
                                </text:list-item>
                                <text:list-item>
                                  <text:p text:style-name="P224"><text:span text:style-name="T57">明顯例子，</text:span><text:span text:style-name="T88">該個體 孕育、蘊含 </text:span><text:span text:style-name="T57">心理學</text:span><text:span text:style-name="T88">的</text:span><text:span text:style-name="T57"> 設定、架構、</text:span><text:span text:style-name="T88">世界觀。</text:span></text:p>
                                  <text:list>
                                    <text:list-item>
                                      <text:p text:style-name="P225"><text:span text:style-name="T92">該個體 以 </text:span><text:span text:style-name="T57">心理學</text:span><text:span text:style-name="T88">的</text:span><text:span text:style-name="T57"> 設定、架構、</text:span><text:span text:style-name="T88">世界觀 為 根基，探索 意識、意識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0"><text:span text:style-name="T88">（相關描述在 </text:span><text:span text:style-name="T82">佛家</text:span><text:span text:style-name="T89"> 文件群的 </text:span><text:span text:style-name="T81">佛家</text:span><text:span text:style-name="T89"> 的 </text:span><text:span text:style-name="T80">黑謊、灰謊、白謊</text:span><text:span text:style-name="T88">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6"><text:span text:style-name="T57">明顯例子，</text:span><text:span text:style-name="T87">洞穴理論</text:span><text:span text:style-name="T57">（柏拉圖）。</text:span></text:p>
                  <text:list>
                    <text:list-item>
                      <text:p text:style-name="P227"><text:span text:style-name="T58">（</text:span><text:span text:style-name="T27">二維</text:span><text:span text:style-name="T59">的</text:span><text:span text:style-name="T58">）</text:span><text:span text:style-name="T57">影子 </text:span><text:span text:style-name="T213">↔</text:span><text:span text:style-name="T58"> 心理學 認定的 病、症、光譜、分類、人格。</text:span></text:p>
                    </text:list-item>
                    <text:list-item>
                      <text:p text:style-name="P228"><text:span text:style-name="T58">（映射出、顯現出（</text:span><text:span text:style-name="T63">三</text:span><text:span text:style-name="T27">維物體</text:span><text:span text:style-name="T170">（投影到 牆壁）</text:span><text:span text:style-name="T27">的 二維</text:span><text:span text:style-name="T59">的</text:span><text:span text:style-name="T58">）影子 的）光</text:span><text:span text:style-name="T57"> </text:span><text:span text:style-name="T213">↔</text:span><text:span text:style-name="T58"> 動作、行為。</text:span></text:p>
                      <text:list>
                        <text:list-item>
                          <text:p text:style-name="P180">顯現出 的 明顯例子，黑白畫像。</text:p>
                          <text:list>
                            <text:list-item>
                              <text:p text:style-name="P181">大人 看到 黑色的畫像。</text:p>
                            </text:list-item>
                            <text:list-item>
                              <text:p text:style-name="P182">小孩 看到 白色的畫像。</text:p>
                              <text:list>
                                <text:list-item>
                                  <text:p text:style-name="P183">黑色的畫像 顯現出 白色的畫像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4">動作、行為 的 明顯例子，反覆檢查水龍頭（強迫症）、反覆擦手（潔癖）。</text:p>
                        </text:list-item>
                        <text:list-item>
                          <text:p text:style-name="P185">動作、行為 的 明顯例子，活在自己的世界（自閉症）、幻覺（認知失調）。</text:p>
                        </text:list-item>
                        <text:list-item>
                          <text:p text:style-name="P229"><text:span text:style-name="T58">動作、行為 的 明顯例子，</text:span><text:span text:style-name="T28">PUA（</text:span><text:span text:style-name="T58">反社會人格）、情緒起伏不定（躁鬱症）。</text:span></text:p>
                        </text:list-item>
                      </text:list>
                    </text:list-item>
                    <text:list-item>
                      <text:p text:style-name="P230"><text:span text:style-name="T27">三維物體</text:span><text:span text:style-name="T57"> </text:span><text:span text:style-name="T213">↔</text:span><text:span text:style-name="T58"> 意識層、第一層級意識（以上）、第一層級法則（以上）。</text:span></text:p>
                    </text:list-item>
                  </text:list>
                </text:list-item>
                <text:list-item>
                  <text:p text:style-name="P130">明顯例子，鴿子跳舞（史金納箱）。</text:p>
                  <text:list>
                    <text:list-item>
                      <text:p text:style-name="P186">鴿子 認定 跳舞 會有 食物。</text:p>
                    </text:list-item>
                    <text:list-item>
                      <text:p text:style-name="P187">鴿子 跳舞 之後，沒有 出現食物。</text:p>
                      <text:list>
                        <text:list-item>
                          <text:p text:style-name="P186">鴿子 更拼命 跳舞。</text:p>
                          <text:list>
                            <text:list-item>
                              <text:p text:style-name="P188">原因很明顯，鴿子 認定，沒有 出現食物 是因為 跳舞 跳得還不夠好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8">明顯例子，（開始狩獵 之前 的）狩獵舞、（乾旱發生 的）祈雨舞。</text:p>
                    </text:list-item>
                    <text:list-item>
                      <text:p text:style-name="P188">明顯例子，電擊（頭部）治療（心理學 認定的）精神病、心理疾病。</text:p>
                      <text:list>
                        <text:list-item>
                          <text:p text:style-name="P231"><text:span text:style-name="T57">心理</text:span><text:span text:style-name="T58">醫生 電擊（</text:span><text:span text:style-name="T175">（心理學 認定的）</text:span><text:span text:style-name="T58">精神病患）之後，沒有 治癒。</text:span></text:p>
                          <text:list>
                            <text:list-item>
                              <text:p text:style-name="P189"><text:span text:style-name="T192">心理</text:span>醫生 是 心理學、精神科、心理疾病 的 專家、醫生、治療師。<text:span text:style-name="T125">、特化型個體</text:span></text:p>
                            </text:list-item>
                            <text:list-item>
                              <text:p text:style-name="P189"><text:span text:style-name="T192">心理</text:span>醫生 更拼命 電擊。</text:p>
                              <text:list>
                                <text:list-item>
                                  <text:p text:style-name="P190">原因很明顯，<text:span text:style-name="T192">心理</text:span>醫生 認定，沒有 治癒 是因為 電擊 電得還不夠 強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<text:span text:style-name="T58">食物來源 </text:span><text:span text:style-name="T214">↔</text:span><text:span text:style-name="T58"> 黑盒子、意識層、第一層級意識（以上）、第一層級法則（以上）。</text:span></text:p>
                      <text:list>
                        <text:list-item>
                          <text:p text:style-name="P233"><text:span text:style-name="T58">食物 </text:span><text:span text:style-name="T214">↔</text:span><text:span text:style-name="T64"> </text:span><text:span text:style-name="T58">心理學（的 認知、</text:span><text:span text:style-name="T88">投影世界觀</text:span><text:span text:style-name="T58">）。</text:span></text:p>
                          <text:list>
                            <text:list-item>
                              <text:p text:style-name="P234"><text:span text:style-name="T58">食物 </text:span><text:span text:style-name="T214">↔</text:span><text:span text:style-name="T58">（某一特定</text:span><text:span text:style-name="T64">個體 的）</text:span><text:span text:style-name="T58">輸出。</text:span></text:p>
                              <text:list>
                                <text:list-item>
                                  <text:p text:style-name="P235"><text:span text:style-name="T64">輸出 </text:span><text:span text:style-name="T58">的 明顯例子，</text:span><text:span text:style-name="T57">動作、</text:span><text:span text:style-name="T58">行為、（能夠被 觀測、歸類、統計 的）顯性特徵。</text:span></text:p>
                                  <text:list>
                                    <text:list-item>
                                      <text:p text:style-name="P191">明顯例子，表情、情緒、反應、觀念、認知、思維、邏輯、想法、習慣。</text:p>
                                    </text:list-item>
                                    <text:list-item>
                                      <text:p text:style-name="P191">明顯例子，興趣、喜好、肢體語言、語言能力。</text:p>
                                    </text:list-item>
                                  </text:list>
                                </text:list-item>
                                <text:list-item>
                                  <text:p text:style-name="P191">明顯例子，讓 某一特定個體 看到 某一特定黑白圖案。</text:p>
                                  <text:list>
                                    <text:list-item>
                                      <text:p text:style-name="P236"><text:span text:style-name="T58">讓 該個體 描述（該個體 認定）該黑白圖案的 意象、意義、</text:span><text:span text:style-name="T90">主觀賦予</text:span><text:span text:style-name="T58">。</text:span></text:p>
                                      <text:list>
                                        <text:list-item>
                                          <text:p text:style-name="P321"><text:span text:style-name="T26">（主觀賦予 的 描述 在 </text:span><text:span text:style-name="T7">_</text:span><text:span text:style-name="T26"> 文件群的 </text:span><text:span text:style-name="T8">意義</text:span><text:span text:style-name="T91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7"><text:span text:style-name="T58">假定，已知（該個體 的）</text:span><text:span text:style-name="T51">（</text:span><text:span text:style-name="T58">心理學 認定的）病、症、光譜、分類、人格。</text:span></text:p>
                                    </text:list-item>
                                    <text:list-item>
                                      <text:p text:style-name="P192">紀錄、分類、統計（該個體 的）描述。</text:p>
                                      <text:list>
                                        <text:list-item>
                                          <text:p text:style-name="P238"><text:span text:style-name="T58">該個體 </text:span><text:span text:style-name="T215">↔</text:span><text:span text:style-name="T58"> 實驗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3">讓 其他個體 看到 該黑白圖案。</text:p>
                                    </text:list-item>
                                    <text:list-item>
                                      <text:p text:style-name="P239"><text:span text:style-name="T58">讓 其他個體 描述（該個體 認定）該黑白圖案的 意象、意義、</text:span><text:span text:style-name="T90">主觀賦予</text:span><text:span text:style-name="T58">。</text:span></text:p>
                                    </text:list-item>
                                    <text:list-item>
                                      <text:p text:style-name="P194">已知（其他個體 的）描述、實驗描述集。</text:p>
                                      <text:list>
                                        <text:list-item>
                                          <text:p text:style-name="P194">實驗描述集 是（所有的 實驗個體）對 該黑白圖片 描述的 統計資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0"><text:span text:style-name="T58">反推出 其他個體 的</text:span><text:span text:style-name="T51">（</text:span><text:span text:style-name="T58">心理學 認定的）病、症、光譜、分類、人格。</text:span></text:p>
                                      <text:list>
                                        <text:list-item>
                                          <text:p text:style-name="P241"><text:span text:style-name="T58">其他個體 </text:span><text:span text:style-name="T215">↔</text:span><text:span text:style-name="T58"> 臨床實驗個體、（新、更新、最新 的）實驗個體。</text:span></text:p>
                                        </text:list-item>
                                        <text:list-item>
                                          <text:p text:style-name="P195">抽象例子，判例（法院、大法官）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6">明顯例子，類神經網路。</text:p>
                                      <text:list>
                                        <text:list-item>
                                          <text:p text:style-name="P242"><text:span text:style-name="T58">訓練資料 </text:span><text:span text:style-name="T215">↔</text:span><text:span text:style-name="T58"> 實驗個體。</text:span></text:p>
                                        </text:list-item>
                                        <text:list-item>
                                          <text:p text:style-name="P243"><text:span text:style-name="T58">訓練 </text:span><text:span text:style-name="T215">↔</text:span><text:span text:style-name="T58"> 紀錄、分類、統計。</text:span></text:p>
                                        </text:list-item>
                                        <text:list-item>
                                          <text:p text:style-name="P244"><text:span text:style-name="T58">實測 </text:span><text:span text:style-name="T215">↔</text:span><text:span text:style-name="T58"> 反推。</text:span><text:span text:style-name="T123">（反推出 其他個體 的</text:span><text:span text:style-name="T122">（</text:span><text:span text:style-name="T123">心理學 認定的）病、症、光譜、分類、人格）</text:span></text:p>
                                        </text:list-item>
                                        <text:list-item>
                                          <text:p text:style-name="P244"><text:span text:style-name="T58">實測資料 </text:span><text:span text:style-name="T215">↔</text:span><text:span text:style-name="T58"> 臨床實驗個體。</text:span></text:p>
                                        </text:list-item>
                                        <text:list-item>
                                          <text:p text:style-name="P243"><text:span text:style-name="T58">訓練資料 越多，</text:span><text:span text:style-name="T66">實測</text:span><text:span text:style-name="T58"> 不一定 越準確。</text:span></text:p>
                                          <text:list>
                                            <text:list-item>
                                              <text:p text:style-name="P245"><text:span text:style-name="T58">沒有 越準確 的 明顯例子，退化</text:span><text:span text:style-name="T28"> </text:span><text:span text:style-name="T32">現</text:span><text:span text:style-name="T65">象。</text:span></text:p>
                                            </text:list-item>
                                            <text:list-item>
                                              <text:p text:style-name="P246"><text:span text:style-name="T58">沒有 越準確 的 明顯例子，</text:span><text:span text:style-name="T28">過度擬合 </text:span><text:span text:style-name="T32">現</text:span><text:span text:style-name="T65">象。</text:span><text:span text:style-name="T106">（</text:span><text:span text:style-name="T109">over fitting</text:span><text:span text:style-name="T110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7"><text:span text:style-name="T58">出現食物 </text:span><text:span text:style-name="T214">↔</text:span><text:span text:style-name="T51">（</text:span><text:span text:style-name="T58">心理學 認定的）正常</text:span><text:span text:style-name="T69">、正常人、大多數人</text:span><text:span text:style-name="T58">。</text:span></text:p>
                        </text:list-item>
                        <text:list-item>
                          <text:p text:style-name="P247"><text:span text:style-name="T58">沒有 出現食物 </text:span><text:span text:style-name="T214">↔</text:span><text:span text:style-name="T51">（</text:span><text:span text:style-name="T58">心理學 認定的）有病</text:span><text:span text:style-name="T57">、有症狀、要治療</text:span><text:span text:style-name="T58">。</text:span></text:p>
                        </text:list-item>
                        <text:list-item>
                          <text:p text:style-name="P248"><text:span text:style-name="T58">跳舞 </text:span><text:span text:style-name="T214">↔</text:span><text:span text:style-name="T58">（心理學 認定的）診斷、治療、臨床實驗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9"><text:span text:style-name="T57">抽象例子，贖罪券、魔女獵巫、藍色窗簾、白色很硬（莊子 提出的</text:span><text:span text:style-name="T174">（其他個體 的）</text:span><text:span text:style-name="T57">謬論）。</text:span></text:p>
                </text:list-item>
                <text:list-item>
                  <text:p text:style-name="P137">明顯例子，假定，某一特定個體 被關進 精神病院。</text:p>
                  <text:list>
                    <text:list-item>
                      <text:p text:style-name="P130">該個體的 一言一行，都會被認定 有病、有症狀、要治療。</text:p>
                      <text:list>
                        <text:list-item>
                          <text:p text:style-name="P130">即便 該一言一言 是 日常動作、任何行為。</text:p>
                        </text:list-item>
                        <text:list-item>
                          <text:p text:style-name="P250"><text:span text:style-name="T57">明顯例子，（心理</text:span><text:span text:style-name="T58">醫生</text:span><text:span text:style-name="T57">、認定個體）有 </text:span><text:span text:style-name="T24">思覺謬誤</text:span><text:span text:style-name="T57">。</text:span></text:p>
                        </text:list-item>
                      </text:list>
                    </text:list-item>
                    <text:list-item>
                      <text:p text:style-name="P138">該個體 待在 精神病院的 時間 越久。</text:p>
                      <text:list>
                        <text:list-item>
                          <text:p text:style-name="P138">該個體 認定 自己 有病、有症狀、要治療 的 機率 越高。</text:p>
                          <text:list>
                            <text:list-item>
                              <text:p text:style-name="P139">明顯例子，該個體 沒有 客觀事實證明自己 沒有病、沒有症狀、不需要治療，</text:p>
                            </text:list-item>
                            <text:list-item>
                              <text:p text:style-name="P139">明顯例子，假定，一張紙 上面 有 三條直線。</text:p>
                              <text:list>
                                <text:list-item>
                                  <text:p text:style-name="P139">假定，長度，第一條直線 &gt; 第二條直線 &gt; 第三條直線。</text:p>
                                </text:list-item>
                                <text:list-item>
                                  <text:p text:style-name="P251"><text:span text:style-name="T57">假定，（已經、曾經）有 </text:span><text:span text:style-name="T29">n</text:span><text:span text:style-name="T60">個個體 回答，</text:span><text:span text:style-name="T57">第二條直線 最長。</text:span></text:p>
                                </text:list-item>
                                <text:list-item>
                                  <text:p text:style-name="P251"><text:span text:style-name="T57">假定，第（</text:span><text:span text:style-name="T29">n + 1</text:span><text:span text:style-name="T57">）</text:span><text:span text:style-name="T30">個</text:span><text:span text:style-name="T57">個體 視覺、認知、一切 正常</text:span><text:span text:style-name="T61">。</text:span></text:p>
                                  <text:list>
                                    <text:list-item>
                                      <text:p text:style-name="P252"><text:span text:style-name="T57">第（</text:span><text:span text:style-name="T29">n + 1</text:span><text:span text:style-name="T57">）</text:span><text:span text:style-name="T30">個</text:span><text:span text:style-name="T57">個體 看到、知道、意識到，第一條直線 最長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53"><text:span text:style-name="T57">假定，第（</text:span><text:span text:style-name="T29">n + 1</text:span><text:span text:style-name="T57">）</text:span><text:span text:style-name="T30">個</text:span><text:span text:style-name="T57">個體 知道</text:span><text:span text:style-name="T30">（前面的、之前的）</text:span><text:span text:style-name="T31">n個</text:span><text:span text:style-name="T61">個體的 回答。</text:span></text:p>
                                </text:list-item>
                                <text:list-item>
                                  <text:p text:style-name="P253"><text:span text:style-name="T57">第（</text:span><text:span text:style-name="T29">n + 1</text:span><text:span text:style-name="T57">）</text:span><text:span text:style-name="T30">個</text:span><text:span text:style-name="T57">個體 有機率回答</text:span><text:span text:style-name="T60">，</text:span><text:span text:style-name="T57">第二條直線 最長。</text:span></text:p>
                                  <text:list>
                                    <text:list-item>
                                      <text:p text:style-name="P254"><text:span text:style-name="T30">n 越</text:span><text:span text:style-name="T57">大，第二條直線的 機率 越高。</text:span></text:p>
                                    </text:list-item>
                                    <text:list-item>
                                      <text:p text:style-name="P254"><text:span text:style-name="T30">（前面的、之前的）</text:span><text:span text:style-name="T31">n個</text:span><text:span text:style-name="T61">個體 越權威、越親近</text:span><text:span text:style-name="T57">，第二條直線的 機率 越高</text:span><text:span text:style-name="T61">。</text:span></text:p>
                                      <text:list>
                                        <text:list-item>
                                          <text:p text:style-name="P255"><text:span text:style-name="T61">權威 是 </text:span><text:span text:style-name="T57">第（</text:span><text:span text:style-name="T29">n + 1</text:span><text:span text:style-name="T57">）</text:span><text:span text:style-name="T30">個</text:span><text:span text:style-name="T57">個體 認定</text:span><text:span text:style-name="T30">（前面的、之前的）</text:span><text:span text:style-name="T31">n個</text:span><text:span text:style-name="T61">個體 </text:span><text:span text:style-name="T57">權威。</text:span></text:p>
                                          <text:list>
                                            <text:list-item>
                                              <text:p text:style-name="P140">明顯例子，祖代、老師、上司、醫生、護士、警察、官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6"><text:span text:style-name="T61">親近 是 </text:span><text:span text:style-name="T57">第（</text:span><text:span text:style-name="T29">n + 1</text:span><text:span text:style-name="T57">）</text:span><text:span text:style-name="T30">個</text:span><text:span text:style-name="T57">個體 認定</text:span><text:span text:style-name="T30">（前面的、之前的）</text:span><text:span text:style-name="T31">n個</text:span><text:span text:style-name="T61">個體 親近。</text:span></text:p>
                                          <text:list>
                                            <text:list-item>
                                              <text:p text:style-name="P141">明顯例子，家人、伴侶、同事、看護、社工。</text:p>
                                            </text:list-item>
                                            <text:list-item>
                                              <text:p text:style-name="P142">明顯例子，該個體的 家人 認定，該個體 有病、有症狀、要治療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3">抽象例子，從眾效應、明星光環、自我催眠、自我暗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4">某一特定個體的 內在物質、內在機制 越不同，該個體 被認定 精神病患者、<text:span text:style-name="T43">異端者</text:span> 機率越高。</text:p>
              <text:list>
                <text:list-item>
                  <text:p text:style-name="P145">精神病患者 <text:span text:style-name="T216">↔</text:span><text:span text:style-name="T193"> 單一。</text:span></text:p>
                </text:list-item>
                <text:list-item>
                  <text:p text:style-name="P145"><text:span text:style-name="T43">異端者</text:span> <text:span text:style-name="T197">↔</text:span><text:span text:style-name="T193"> 一小群。</text:span></text:p>
                </text:list-item>
                <text:list-item>
                  <text:p text:style-name="P146">內在物質、內在機制 → 感測、交互作用 →<text:span text:style-name="T194"> 描述、現象</text:span>。</text:p>
                  <text:list>
                    <text:list-item>
                      <text:p text:style-name="P146">內在物質、內在機制 <text:span text:style-name="T197">↔</text:span><text:span text:style-name="T193"> 意識、意識層、第一層級意識（以上）、第一層級法則（以上）。</text:span></text:p>
                    </text:list-item>
                    <text:list-item>
                      <text:p text:style-name="P146">感測、交互作用 <text:span text:style-name="T197">↔</text:span><text:span text:style-name="T193"> </text:span>隱<text:span text:style-name="T193">性特徵、肉質層、第零層級意識（以下）、第零層級法則（以下）。</text:span></text:p>
                      <text:list>
                        <text:list-item>
                          <text:p text:style-name="P147"><text:span text:style-name="T193">隱性特徵 是</text:span>（<text:span text:style-name="T193">該個體的 本能、傳承 能夠觀測到 的）特徵。</text:span></text:p>
                        </text:list-item>
                        <text:list-item>
                          <text:p text:style-name="P147"><text:span text:style-name="T193">隱性特徵 是</text:span>（心理<text:span text:style-name="T193">醫生的 本能、傳承 無法觀測到 的）特徵。</text:span></text:p>
                          <text:list>
                            <text:list-item>
                              <text:p text:style-name="P148">明顯例子，（該個體 的）感受、內心活動。<text:span text:style-name="T126">（心理</text:span><text:span text:style-name="T127">醫生 </text:span><text:span text:style-name="T126">讓 該個體 主動、被凍、被迫 描述，心理</text:span><text:span text:style-name="T127">醫生 </text:span><text:span text:style-name="T126">根據 內容 修正、猜測。明顯例子，</text:span><text:span text:style-name="T128">黑白圖案</text:span><text:span text:style-name="T126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<text:span text:style-name="T194">描述、現象</text:span> <text:span text:style-name="T197">↔</text:span> 心理學、<text:span text:style-name="T193">顯性特徵。</text:span></text:p>
                      <text:list>
                        <text:list-item>
                          <text:p text:style-name="P149"><text:span text:style-name="T193">顯性特徵 是</text:span>（心理<text:span text:style-name="T193">醫生的 本能、傳承 能夠觀測到 的）特徵。</text:span></text:p>
                          <text:list>
                            <text:list-item>
                              <text:p text:style-name="P150">明顯例子，（該個體 的）情緒、腦波、語氣、心跳、呼吸、肢體語言、咀嚼速度。</text:p>
                              <text:list>
                                <text:list-item>
                                  <text:p text:style-name="P150">咀嚼 的 明顯例子，吃、喝、咬、吸、吐、嘴唇變化、犬齒咬合、左右變化。</text:p>
                                </text:list-item>
                              </text:list>
                            </text:list-item>
                            <text:list-item>
                              <text:p text:style-name="P151">明顯例子，（該個體 發射、反射、折射、漫射、透射、產出、輸出 的）<text:span text:style-name="T44">光、力。</text:span></text:p>
                              <text:list>
                                <text:list-item>
                                  <text:p text:style-name="P152">明顯例子，（心理<text:span text:style-name="T193">醫生的）</text:span>視覺、嗅覺、味覺（<text:span text:style-name="T193">觀測到</text:span><text:span text:style-name="T176">（</text:span><text:span text:style-name="T167">該個體）</text:span><text:span text:style-name="T193">的）</text:span><text:span text:style-name="T44">光</text:span><text:span text:style-name="T193">。</text:span><text:span text:style-name="T113">、</text:span><text:span text:style-name="T127">特徵</text:span></text:p>
                                  <text:list>
                                    <text:list-item>
                                      <text:p text:style-name="P153">明顯例子，表情、腦波圖、筆跡、寫速、微表情、肢體語言、表達內容。</text:p>
                                    </text:list-item>
                                  </text:list>
                                </text:list-item>
                                <text:list-item>
                                  <text:p text:style-name="P154">明顯例子，（心理<text:span text:style-name="T193">醫生的）</text:span>觸覺、聽覺（<text:span text:style-name="T193">觀測到</text:span><text:span text:style-name="T176">（</text:span><text:span text:style-name="T167">該個體）</text:span><text:span text:style-name="T193">的）</text:span><text:span text:style-name="T44">力</text:span><text:span text:style-name="T193">。</text:span><text:span text:style-name="T112">、</text:span><text:span text:style-name="T132">特徵</text:span></text:p>
                                  <text:list>
                                    <text:list-item>
                                      <text:p text:style-name="P155">明顯例子，聲調、心律聲、語氣、語速、呼吸聲、口說語言、回答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6">抽象例子，<text:span text:style-name="T50">（人類 認定的）</text:span>死海。</text:p>
                </text:list-item>
              </text:list>
            </text:list-item>
            <text:list-item>
              <text:p text:style-name="P157">明顯例子，心理<text:span text:style-name="T193">醫生的 感測、觀測</text:span>。</text:p>
              <text:list>
                <text:list-item>
                  <text:p text:style-name="P158">假定，第一種 <text:span text:style-name="T193">感測、觀測</text:span>，心理<text:span text:style-name="T193">醫生 感測、觀測 某一特定個體（本身）。</text:span></text:p>
                  <text:list>
                    <text:list-item>
                      <text:p text:style-name="P159"><text:span text:style-name="T193">明顯例子，</text:span>心理<text:span text:style-name="T193">醫生、該個體（沒有 交互作用 的）面對面。</text:span></text:p>
                    </text:list-item>
                  </text:list>
                </text:list-item>
                <text:list-item>
                  <text:p text:style-name="P158">假定，第二種 <text:span text:style-name="T193">感測、觀測</text:span>，心理<text:span text:style-name="T193">醫生 感測、觀測 該個體的 </text:span>照片、影片<text:span text:style-name="T193">。</text:span></text:p>
                </text:list-item>
                <text:list-item>
                  <text:p text:style-name="P158">對於 心理<text:span text:style-name="T193">醫生 來說，</text:span>第一種、第二種 <text:span text:style-name="T193">感測、觀測</text:span> 沒有差別。</text:p>
                  <text:list>
                    <text:list-item>
                      <text:p text:style-name="P160">原因很明顯，心理<text:span text:style-name="T193">醫生的 本能、傳承 直接 感測、觀測</text:span>，<text:span text:style-name="T193">該個體的 顯性特徵。</text:span></text:p>
                    </text:list-item>
                    <text:list-item>
                      <text:p text:style-name="P161">原因很明顯，心理<text:span text:style-name="T193">醫生的 本能、傳承 間接 感測、觀測</text:span>，<text:span text:style-name="T193">該個體（描述）的 </text:span>隱<text:span text:style-name="T193">性特徵。</text:span></text:p>
                      <text:list>
                        <text:list-item>
                          <text:p text:style-name="P162"><text:span text:style-name="T193">明顯例子，該個體（自己）把 </text:span>隱<text:span text:style-name="T193">性特徵 變成 顯性特徵。</text:span></text:p>
                          <text:list>
                            <text:list-item>
                              <text:p text:style-name="P163"><text:span text:style-name="T193">明顯例子，該個體（自己）把 感受 變成 情緒（宣洩出來、表達出來）。</text:span><text:span text:style-name="T130">、顯現出</text:span></text:p>
                              <text:list>
                                <text:list-item>
                                  <text:p text:style-name="P164">心理<text:span text:style-name="T193">醫生的 本能、傳承 無法直接 感測、觀測</text:span>，<text:span text:style-name="T193">該個體的 感受。</text:span><text:span text:style-name="T132">、</text:span><text:span text:style-name="T96">隱</text:span><text:span text:style-name="T132">性特徵</text:span></text:p>
                                </text:list-item>
                                <text:list-item>
                                  <text:p text:style-name="P164">心理<text:span text:style-name="T193">醫生的 本能、傳承 能夠直接 感測、觀測</text:span>，<text:span text:style-name="T193">該個體的 情緒。</text:span><text:span text:style-name="T132">、顯性特徵</text:span></text:p>
                                </text:list-item>
                                <text:list-item>
                                  <text:p text:style-name="P165">心理<text:span text:style-name="T193">醫生的 本能、傳承 能夠直接 猜測、估測</text:span>，<text:span text:style-name="T193">該個體的（情緒 → 感受）。</text:span></text:p>
                                  <text:list>
                                    <text:list-item>
                                      <text:p text:style-name="P166">心理<text:span text:style-name="T193">醫生（直接 猜測、估測）間接 感測、觀測</text:span>，<text:span text:style-name="T193">該個體的 感受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原因很明顯，心理<text:span text:style-name="T193">醫生的 本能、傳承 無法 感測、觀測</text:span>，<text:span text:style-name="T193">該個體的 意識、意識層</text:span>。</text:p>
                      <text:list>
                        <text:list-item>
                          <text:p text:style-name="P168">心理學 自然而然、理所當然 沒有蘊含 <text:span text:style-name="T193">意識、意識層、第一層級意識（以上）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8"><text:bookmark-start text:name="喝酒"/>喝酒<text:bookmark-end text:name="喝酒"/></text:p>
          <text:list>
            <text:list-item>
              <text:p text:style-name="P169">喝酒 <text:span text:style-name="T217">↔</text:span><text:span text:style-name="T196"> 在（颱風 裡面航行的）船上、海中 喝飲料。</text:span><text:span text:style-name="T131">（過度、累積 </text:span><text:span text:style-name="T129">疲勞、睡眠不足、休息不夠</text:span><text:span text:style-name="T96"> </text:span><text:span text:style-name="T144">↔</text:span><text:span text:style-name="T131"> 喝酒）</text:span></text:p>
              <text:list>
                <text:list-item>
                  <text:p text:style-name="P170">暈眩、狂嗨 <text:span text:style-name="T217">↔</text:span><text:span text:style-name="T196"> 暈船、半暈半醒。</text:span></text:p>
                </text:list-item>
                <text:list-item>
                  <text:p text:style-name="P171">想吐、嘔吐 <text:span text:style-name="T217">↔</text:span><text:span text:style-name="T196"> 想吐、</text:span>嘔吐。</text:p>
                </text:list-item>
                <text:list-item>
                  <text:p text:style-name="P172">迷茫、斷片 <text:span text:style-name="T217">↔</text:span><text:span text:style-name="T196"> 迷航</text:span>、神智<text:span text:style-name="T196">不清。</text:span><text:span text:style-name="T140">（明顯例子，（人類 認定的）酒醉）</text:span></text:p>
                </text:list-item>
                <text:list-item>
                  <text:p text:style-name="P171">頭痛、肝硬化 <text:span text:style-name="T217">↔</text:span><text:span text:style-name="T196">（船 遇到大浪、劇烈搖晃，）撞到（船上的、海中的）東西、內傷壞死</text:span>。</text:p>
                </text:list-item>
                <text:list-item>
                  <text:p text:style-name="P173">（酒醒 之後，）昏沉 <text:span text:style-name="T217">↔</text:span>（下船 之後，）左搖右晃、感覺地面在搖晃。</text:p>
                </text:list-item>
                <text:list-item>
                  <text:p text:style-name="P174">墬樓、醉死、猝死 <text:span text:style-name="T217">↔</text:span><text:span text:style-name="T196">（在</text:span><text:span text:style-name="T178">（颱風 裡面航行的）</text:span><text:span text:style-name="T196">船上、海中 遇難，）墬海、被淹死、被撞死。</text:span></text:p>
                </text:list-item>
                <text:list-item>
                  <text:p text:style-name="P175">（喝酒 的）某一特定個體 <text:span text:style-name="T217">↔</text:span><text:span text:style-name="T196"> 船</text:span>（本身）<text:span text:style-name="T196">、</text:span>（<text:span text:style-name="T196">船上 的）乘客。</text:span><text:span text:style-name="T135">（船（本身）</text:span><text:span text:style-name="T143">↔</text:span><text:span text:style-name="T135"> 該個體的 意識層）（乘客 </text:span><text:span text:style-name="T143">↔</text:span><text:span text:style-name="T135"> 該個體的 肉質層）</text:span></text:p>
                  <text:list>
                    <text:list-item>
                      <text:p text:style-name="P176">酒、酒精 <text:span text:style-name="T217">↔</text:span><text:span text:style-name="T196"> 颱風、海浪。</text:span></text:p>
                      <text:list>
                        <text:list-item>
                          <text:p text:style-name="P177">無酒精（的 水、飲料）<text:span text:style-name="T217">↔</text:span><text:span text:style-name="T196"> 沒有颱風、風平浪靜（的 河流、海洋）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bookmark-start text:name="吸菸"/>吸菸<text:bookmark-end text:name="吸菸"/></text:p>
          <text:list>
            <text:list-item>
              <text:p text:style-name="P177">吸毒。</text:p>
            </text:list-item>
            <text:list-item>
              <text:p text:style-name="P178">菸 是<text:span text:style-name="T50">（</text:span><text:span text:style-name="T179">（人類 認定的）</text:span><text:span text:style-name="T50">合法、入關、抽稅）毒品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33:26.689000000</dc:date>
    <meta:editing-duration>P17DT7H32M34S</meta:editing-duration>
    <meta:editing-cycles>14779</meta:editing-cycles>
    <meta:document-statistic meta:table-count="0" meta:image-count="0" meta:object-count="0" meta:page-count="1" meta:paragraph-count="534" meta:word-count="12926" meta:character-count="15161" meta:non-whitespace-character-count="13665"/>
  </office:meta>
</office:document-meta>
</file>